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01pt" fo:break-before="auto" style:use-optimal-row-height="true"/>
    </style:style>
    <style:style style:name="ro4" style:family="table-row">
      <style:table-row-properties style:row-height="13.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23">
      <style:table-cell-properties fo:background-color="#c0c0c0"/>
    </style:style>
    <style:style style:name="ce2" style:family="table-cell" style:parent-style-name="Default" style:data-style-name="N123">
      <style:table-cell-properties fo:background-color="#c0c0c0"/>
      <style:text-properties style:use-window-font-color="true"/>
      <style:map style:condition="cell-content()&gt;=0.95" style:apply-style-name="ptile-90" style:base-cell-address="original.B27"/>
    </style:style>
    <style:style style:name="ce3" style:family="table-cell" style:parent-style-name="Default" style:data-style-name="N123"/>
    <style:style style:name="ce4" style:family="table-cell" style:parent-style-name="Default" style:data-style-name="N123">
      <style:text-properties style:use-window-font-color="true"/>
      <style:map style:condition="cell-content()&gt;=0.95" style:apply-style-name="ptile-90" style:base-cell-address="original.B27"/>
    </style:style>
    <style:style style:name="ce5" style:family="table-cell" style:parent-style-name="Default">
      <style:text-properties style:use-window-font-color="true"/>
      <style:map style:condition="cell-content()&gt;=0.95" style:apply-style-name="ptile-90" style:base-cell-address="original.B27"/>
    </style:style>
    <style:style style:name="ce6" style:family="table-cell" style:parent-style-name="Default" style:data-style-name="N10011"/>
    <style:style style:name="ce16" style:family="table-cell" style:parent-style-name="Default" style:data-style-name="N123">
      <style:table-cell-properties fo:background-color="#c0c0c0"/>
    </style:style>
    <style:style style:name="ce8" style:family="table-cell" style:parent-style-name="Default" style:data-style-name="N123">
      <style:table-cell-properties fo:background-color="#dddddd"/>
      <style:text-properties style:use-window-font-color="true"/>
      <style:map style:condition="cell-content()&gt;=0.95" style:apply-style-name="ptile-90" style:base-cell-address="'new-revised'.B33"/>
    </style:style>
    <style:style style:name="ce18" style:family="table-cell" style:parent-style-name="Default" style:data-style-name="N123"/>
    <style:style style:name="ce10" style:family="table-cell" style:parent-style-name="Default" style:data-style-name="N123">
      <style:text-properties style:use-window-font-color="true"/>
      <style:map style:condition="cell-content()&gt;=0.95" style:apply-style-name="ptile-90" style:base-cell-address="'new-revised'.B33"/>
    </style:style>
    <style:style style:name="ce11" style:family="table-cell" style:parent-style-name="Default">
      <style:text-properties style:use-window-font-color="true"/>
      <style:map style:condition="cell-content()&gt;=0.95" style:apply-style-name="ptile-90" style:base-cell-address="'new-revised'.B33"/>
    </style:style>
    <style:style style:name="ce21" style:family="table-cell" style:parent-style-name="Default" style:data-style-name="N10011"/>
    <style:style style:name="ce22" style:family="table-cell" style:parent-style-name="Default" style:data-style-name="N123">
      <style:table-cell-properties fo:background-color="#c0c0c0"/>
      <style:text-properties style:use-window-font-color="true"/>
      <style:map style:condition="cell-content()&gt;=0.95" style:apply-style-name="ptile-90" style:base-cell-address="original.B27"/>
    </style:style>
    <style:style style:name="ce23" style:family="table-cell" style:parent-style-name="Default" style:data-style-name="N123">
      <style:text-properties style:use-window-font-color="true"/>
      <style:map style:condition="cell-content()&gt;=0.95" style:apply-style-name="ptile-90" style:base-cell-address="original.B27"/>
    </style:style>
    <style:style style:name="ce24" style:family="table-cell" style:parent-style-name="Default">
      <style:text-properties style:use-window-font-color="true"/>
      <style:map style:condition="cell-content()&gt;=0.95" style:apply-style-name="ptile-90" style:base-cell-address="original.B27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new-revised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Probabilities/Confidence for a series of trial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hoic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→ means X is A or X is 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mula:</text:p>
          </table:table-cell>
          <table:table-cell office:value-type="string" calcext:value-type="string">
            <text:p>XcY * (1/2)^Y * (1-1/2)^(X-Y)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X = total Q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Y = correct Q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½ = probability to get exactly Q right by random guess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robability of getting exactly N questions correct (no more, no less).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Correct Qs</text:p>
          </table:table-cell>
          <table:table-cell table:number-columns-repeated="12"/>
          <table:table-cell office:value-type="string" calcext:value-type="string">
            <text:p>sum</text:p>
          </table:table-cell>
        </table:table-row>
        <table:table-row table:style-name="ro1">
          <table:table-cell office:value-type="string" calcext:value-type="string">
            <text:p>Total Q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table:formula="of:=FACT([.$A11])/(FACT([.B$10])*FACT([.$A11]-[.B$10]))*POWER(0.5;[.B$10])*POWER(0.5;([.$A11]-[.B$10]))" office:value-type="percentage" office:value="0.5" calcext:value-type="percentage">
            <text:p>50.0%</text:p>
          </table:table-cell>
          <table:table-cell table:style-name="ce18" table:formula="of:=FACT([.$A11])/(FACT([.C$10])*FACT([.$A11]-[.C$10]))*POWER(0.5;[.C$10])*POWER(0.5;([.$A11]-[.C$10]))" office:value-type="percentage" office:value="0.5" calcext:value-type="percentage">
            <text:p>50.0%</text:p>
          </table:table-cell>
          <table:table-cell table:style-name="ce18" table:number-columns-repeated="9"/>
          <table:table-cell table:number-columns-repeated="2"/>
          <table:table-cell table:style-name="ce21" table:formula="of:=SUM([.B11:.N11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6" table:formula="of:=FACT([.$A12])/(FACT([.B$10])*FACT([.$A12]-[.B$10]))*POWER(0.5;[.B$10])*POWER(0.5;([.$A12]-[.B$10]))" office:value-type="percentage" office:value="0.25" calcext:value-type="percentage">
            <text:p>25.0%</text:p>
          </table:table-cell>
          <table:table-cell table:style-name="ce18" table:formula="of:=FACT([.$A12])/(FACT([.C$10])*FACT([.$A12]-[.C$10]))*POWER(0.5;[.C$10])*POWER(0.5;([.$A12]-[.C$10]))" office:value-type="percentage" office:value="0.5" calcext:value-type="percentage">
            <text:p>50.0%</text:p>
          </table:table-cell>
          <table:table-cell table:style-name="ce18" table:formula="of:=FACT([.$A12])/(FACT([.D$10])*FACT([.$A12]-[.D$10]))*POWER(0.5;[.D$10])*POWER(0.5;([.$A12]-[.D$10]))" office:value-type="percentage" office:value="0.25" calcext:value-type="percentage">
            <text:p>25.0%</text:p>
          </table:table-cell>
          <table:table-cell table:style-name="ce18" table:number-columns-repeated="8"/>
          <table:table-cell table:number-columns-repeated="2"/>
          <table:table-cell table:style-name="ce21" table:formula="of:=SUM([.B12:.N12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6" table:formula="of:=FACT([.$A13])/(FACT([.B$10])*FACT([.$A13]-[.B$10]))*POWER(0.5;[.B$10])*POWER(0.5;([.$A13]-[.B$10]))" office:value-type="percentage" office:value="0.125" calcext:value-type="percentage">
            <text:p>12.5%</text:p>
          </table:table-cell>
          <table:table-cell table:style-name="ce16" table:formula="of:=FACT([.$A13])/(FACT([.C$10])*FACT([.$A13]-[.C$10]))*POWER(0.5;[.C$10])*POWER(0.5;([.$A13]-[.C$10]))" office:value-type="percentage" office:value="0.375" calcext:value-type="percentage">
            <text:p>37.5%</text:p>
          </table:table-cell>
          <table:table-cell table:style-name="ce18" table:formula="of:=FACT([.$A13])/(FACT([.D$10])*FACT([.$A13]-[.D$10]))*POWER(0.5;[.D$10])*POWER(0.5;([.$A13]-[.D$10]))" office:value-type="percentage" office:value="0.375" calcext:value-type="percentage">
            <text:p>37.5%</text:p>
          </table:table-cell>
          <table:table-cell table:style-name="ce18" table:formula="of:=FACT([.$A13])/(FACT([.E$10])*FACT([.$A13]-[.E$10]))*POWER(0.5;[.E$10])*POWER(0.5;([.$A13]-[.E$10]))" office:value-type="percentage" office:value="0.125" calcext:value-type="percentage">
            <text:p>12.5%</text:p>
          </table:table-cell>
          <table:table-cell table:style-name="ce18" table:number-columns-repeated="7"/>
          <table:table-cell table:number-columns-repeated="2"/>
          <table:table-cell table:style-name="ce21" table:formula="of:=SUM([.B13:.N13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6" table:formula="of:=FACT([.$A14])/(FACT([.B$10])*FACT([.$A14]-[.B$10]))*POWER(0.5;[.B$10])*POWER(0.5;([.$A14]-[.B$10]))" office:value-type="percentage" office:value="0.0625" calcext:value-type="percentage">
            <text:p>6.3%</text:p>
          </table:table-cell>
          <table:table-cell table:style-name="ce16" table:formula="of:=FACT([.$A14])/(FACT([.C$10])*FACT([.$A14]-[.C$10]))*POWER(0.5;[.C$10])*POWER(0.5;([.$A14]-[.C$10]))" office:value-type="percentage" office:value="0.25" calcext:value-type="percentage">
            <text:p>25.0%</text:p>
          </table:table-cell>
          <table:table-cell table:style-name="ce18" table:formula="of:=FACT([.$A14])/(FACT([.D$10])*FACT([.$A14]-[.D$10]))*POWER(0.5;[.D$10])*POWER(0.5;([.$A14]-[.D$10]))" office:value-type="percentage" office:value="0.375" calcext:value-type="percentage">
            <text:p>37.5%</text:p>
          </table:table-cell>
          <table:table-cell table:style-name="ce18" table:formula="of:=FACT([.$A14])/(FACT([.E$10])*FACT([.$A14]-[.E$10]))*POWER(0.5;[.E$10])*POWER(0.5;([.$A14]-[.E$10]))" office:value-type="percentage" office:value="0.25" calcext:value-type="percentage">
            <text:p>25.0%</text:p>
          </table:table-cell>
          <table:table-cell table:style-name="ce18" table:formula="of:=FACT([.$A14])/(FACT([.F$10])*FACT([.$A14]-[.F$10]))*POWER(0.5;[.F$10])*POWER(0.5;([.$A14]-[.F$10]))" office:value-type="percentage" office:value="0.0625" calcext:value-type="percentage">
            <text:p>6.3%</text:p>
          </table:table-cell>
          <table:table-cell table:style-name="ce18" table:number-columns-repeated="6"/>
          <table:table-cell table:number-columns-repeated="2"/>
          <table:table-cell table:style-name="ce21" table:formula="of:=SUM([.B14:.N14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6" table:formula="of:=FACT([.$A15])/(FACT([.B$10])*FACT([.$A15]-[.B$10]))*POWER(0.5;[.B$10])*POWER(0.5;([.$A15]-[.B$10]))" office:value-type="percentage" office:value="0.03125" calcext:value-type="percentage">
            <text:p>3.1%</text:p>
          </table:table-cell>
          <table:table-cell table:style-name="ce16" table:formula="of:=FACT([.$A15])/(FACT([.C$10])*FACT([.$A15]-[.C$10]))*POWER(0.5;[.C$10])*POWER(0.5;([.$A15]-[.C$10]))" office:value-type="percentage" office:value="0.15625" calcext:value-type="percentage">
            <text:p>15.6%</text:p>
          </table:table-cell>
          <table:table-cell table:style-name="ce16" table:formula="of:=FACT([.$A15])/(FACT([.D$10])*FACT([.$A15]-[.D$10]))*POWER(0.5;[.D$10])*POWER(0.5;([.$A15]-[.D$10]))" office:value-type="percentage" office:value="0.3125" calcext:value-type="percentage">
            <text:p>31.3%</text:p>
          </table:table-cell>
          <table:table-cell table:style-name="ce18" table:formula="of:=FACT([.$A15])/(FACT([.E$10])*FACT([.$A15]-[.E$10]))*POWER(0.5;[.E$10])*POWER(0.5;([.$A15]-[.E$10]))" office:value-type="percentage" office:value="0.3125" calcext:value-type="percentage">
            <text:p>31.3%</text:p>
          </table:table-cell>
          <table:table-cell table:style-name="ce18" table:formula="of:=FACT([.$A15])/(FACT([.F$10])*FACT([.$A15]-[.F$10]))*POWER(0.5;[.F$10])*POWER(0.5;([.$A15]-[.F$10]))" office:value-type="percentage" office:value="0.15625" calcext:value-type="percentage">
            <text:p>15.6%</text:p>
          </table:table-cell>
          <table:table-cell table:style-name="ce18" table:formula="of:=FACT([.$A15])/(FACT([.G$10])*FACT([.$A15]-[.G$10]))*POWER(0.5;[.G$10])*POWER(0.5;([.$A15]-[.G$10]))" office:value-type="percentage" office:value="0.03125" calcext:value-type="percentage">
            <text:p>3.1%</text:p>
          </table:table-cell>
          <table:table-cell table:style-name="ce18" table:number-columns-repeated="5"/>
          <table:table-cell table:number-columns-repeated="2"/>
          <table:table-cell table:style-name="ce21" table:formula="of:=SUM([.B15:.N15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6" table:formula="of:=FACT([.$A16])/(FACT([.B$10])*FACT([.$A16]-[.B$10]))*POWER(0.5;[.B$10])*POWER(0.5;([.$A16]-[.B$10]))" office:value-type="percentage" office:value="0.015625" calcext:value-type="percentage">
            <text:p>1.6%</text:p>
          </table:table-cell>
          <table:table-cell table:style-name="ce16" table:formula="of:=FACT([.$A16])/(FACT([.C$10])*FACT([.$A16]-[.C$10]))*POWER(0.5;[.C$10])*POWER(0.5;([.$A16]-[.C$10]))" office:value-type="percentage" office:value="0.09375" calcext:value-type="percentage">
            <text:p>9.4%</text:p>
          </table:table-cell>
          <table:table-cell table:style-name="ce16" table:formula="of:=FACT([.$A16])/(FACT([.D$10])*FACT([.$A16]-[.D$10]))*POWER(0.5;[.D$10])*POWER(0.5;([.$A16]-[.D$10]))" office:value-type="percentage" office:value="0.234375" calcext:value-type="percentage">
            <text:p>23.4%</text:p>
          </table:table-cell>
          <table:table-cell table:style-name="ce18" table:formula="of:=FACT([.$A16])/(FACT([.E$10])*FACT([.$A16]-[.E$10]))*POWER(0.5;[.E$10])*POWER(0.5;([.$A16]-[.E$10]))" office:value-type="percentage" office:value="0.3125" calcext:value-type="percentage">
            <text:p>31.3%</text:p>
          </table:table-cell>
          <table:table-cell table:style-name="ce18" table:formula="of:=FACT([.$A16])/(FACT([.F$10])*FACT([.$A16]-[.F$10]))*POWER(0.5;[.F$10])*POWER(0.5;([.$A16]-[.F$10]))" office:value-type="percentage" office:value="0.234375" calcext:value-type="percentage">
            <text:p>23.4%</text:p>
          </table:table-cell>
          <table:table-cell table:style-name="ce18" table:formula="of:=FACT([.$A16])/(FACT([.G$10])*FACT([.$A16]-[.G$10]))*POWER(0.5;[.G$10])*POWER(0.5;([.$A16]-[.G$10]))" office:value-type="percentage" office:value="0.09375" calcext:value-type="percentage">
            <text:p>9.4%</text:p>
          </table:table-cell>
          <table:table-cell table:style-name="ce18" table:formula="of:=FACT([.$A16])/(FACT([.H$10])*FACT([.$A16]-[.H$10]))*POWER(0.5;[.H$10])*POWER(0.5;([.$A16]-[.H$10]))" office:value-type="percentage" office:value="0.015625" calcext:value-type="percentage">
            <text:p>1.6%</text:p>
          </table:table-cell>
          <table:table-cell table:style-name="ce18" table:number-columns-repeated="4"/>
          <table:table-cell table:number-columns-repeated="2"/>
          <table:table-cell table:style-name="ce21" table:formula="of:=SUM([.B16:.N16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6" table:formula="of:=FACT([.$A17])/(FACT([.B$10])*FACT([.$A17]-[.B$10]))*POWER(0.5;[.B$10])*POWER(0.5;([.$A17]-[.B$10]))" office:value-type="percentage" office:value="0.0078125" calcext:value-type="percentage">
            <text:p>0.8%</text:p>
          </table:table-cell>
          <table:table-cell table:style-name="ce16" table:formula="of:=FACT([.$A17])/(FACT([.C$10])*FACT([.$A17]-[.C$10]))*POWER(0.5;[.C$10])*POWER(0.5;([.$A17]-[.C$10]))" office:value-type="percentage" office:value="0.0546875" calcext:value-type="percentage">
            <text:p>5.5%</text:p>
          </table:table-cell>
          <table:table-cell table:style-name="ce16" table:formula="of:=FACT([.$A17])/(FACT([.D$10])*FACT([.$A17]-[.D$10]))*POWER(0.5;[.D$10])*POWER(0.5;([.$A17]-[.D$10]))" office:value-type="percentage" office:value="0.1640625" calcext:value-type="percentage">
            <text:p>16.4%</text:p>
          </table:table-cell>
          <table:table-cell table:style-name="ce16" table:formula="of:=FACT([.$A17])/(FACT([.E$10])*FACT([.$A17]-[.E$10]))*POWER(0.5;[.E$10])*POWER(0.5;([.$A17]-[.E$10]))" office:value-type="percentage" office:value="0.2734375" calcext:value-type="percentage">
            <text:p>27.3%</text:p>
          </table:table-cell>
          <table:table-cell table:style-name="ce18" table:formula="of:=FACT([.$A17])/(FACT([.F$10])*FACT([.$A17]-[.F$10]))*POWER(0.5;[.F$10])*POWER(0.5;([.$A17]-[.F$10]))" office:value-type="percentage" office:value="0.2734375" calcext:value-type="percentage">
            <text:p>27.3%</text:p>
          </table:table-cell>
          <table:table-cell table:style-name="ce18" table:formula="of:=FACT([.$A17])/(FACT([.G$10])*FACT([.$A17]-[.G$10]))*POWER(0.5;[.G$10])*POWER(0.5;([.$A17]-[.G$10]))" office:value-type="percentage" office:value="0.1640625" calcext:value-type="percentage">
            <text:p>16.4%</text:p>
          </table:table-cell>
          <table:table-cell table:style-name="ce18" table:formula="of:=FACT([.$A17])/(FACT([.H$10])*FACT([.$A17]-[.H$10]))*POWER(0.5;[.H$10])*POWER(0.5;([.$A17]-[.H$10]))" office:value-type="percentage" office:value="0.0546875" calcext:value-type="percentage">
            <text:p>5.5%</text:p>
          </table:table-cell>
          <table:table-cell table:style-name="ce18" table:formula="of:=FACT([.$A17])/(FACT([.I$10])*FACT([.$A17]-[.I$10]))*POWER(0.5;[.I$10])*POWER(0.5;([.$A17]-[.I$10]))" office:value-type="percentage" office:value="0.0078125" calcext:value-type="percentage">
            <text:p>0.8%</text:p>
          </table:table-cell>
          <table:table-cell table:style-name="ce18" table:number-columns-repeated="3"/>
          <table:table-cell table:number-columns-repeated="2"/>
          <table:table-cell table:style-name="ce21" table:formula="of:=SUM([.B17:.N17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6" table:formula="of:=FACT([.$A18])/(FACT([.B$10])*FACT([.$A18]-[.B$10]))*POWER(0.5;[.B$10])*POWER(0.5;([.$A18]-[.B$10]))" office:value-type="percentage" office:value="0.00390625" calcext:value-type="percentage">
            <text:p>0.4%</text:p>
          </table:table-cell>
          <table:table-cell table:style-name="ce16" table:formula="of:=FACT([.$A18])/(FACT([.C$10])*FACT([.$A18]-[.C$10]))*POWER(0.5;[.C$10])*POWER(0.5;([.$A18]-[.C$10]))" office:value-type="percentage" office:value="0.03125" calcext:value-type="percentage">
            <text:p>3.1%</text:p>
          </table:table-cell>
          <table:table-cell table:style-name="ce16" table:formula="of:=FACT([.$A18])/(FACT([.D$10])*FACT([.$A18]-[.D$10]))*POWER(0.5;[.D$10])*POWER(0.5;([.$A18]-[.D$10]))" office:value-type="percentage" office:value="0.109375" calcext:value-type="percentage">
            <text:p>10.9%</text:p>
          </table:table-cell>
          <table:table-cell table:style-name="ce16" table:formula="of:=FACT([.$A18])/(FACT([.E$10])*FACT([.$A18]-[.E$10]))*POWER(0.5;[.E$10])*POWER(0.5;([.$A18]-[.E$10]))" office:value-type="percentage" office:value="0.21875" calcext:value-type="percentage">
            <text:p>21.9%</text:p>
          </table:table-cell>
          <table:table-cell table:style-name="ce18" table:formula="of:=FACT([.$A18])/(FACT([.F$10])*FACT([.$A18]-[.F$10]))*POWER(0.5;[.F$10])*POWER(0.5;([.$A18]-[.F$10]))" office:value-type="percentage" office:value="0.2734375" calcext:value-type="percentage">
            <text:p>27.3%</text:p>
          </table:table-cell>
          <table:table-cell table:style-name="ce18" table:formula="of:=FACT([.$A18])/(FACT([.G$10])*FACT([.$A18]-[.G$10]))*POWER(0.5;[.G$10])*POWER(0.5;([.$A18]-[.G$10]))" office:value-type="percentage" office:value="0.21875" calcext:value-type="percentage">
            <text:p>21.9%</text:p>
          </table:table-cell>
          <table:table-cell table:style-name="ce18" table:formula="of:=FACT([.$A18])/(FACT([.H$10])*FACT([.$A18]-[.H$10]))*POWER(0.5;[.H$10])*POWER(0.5;([.$A18]-[.H$10]))" office:value-type="percentage" office:value="0.109375" calcext:value-type="percentage">
            <text:p>10.9%</text:p>
          </table:table-cell>
          <table:table-cell table:style-name="ce18" table:formula="of:=FACT([.$A18])/(FACT([.I$10])*FACT([.$A18]-[.I$10]))*POWER(0.5;[.I$10])*POWER(0.5;([.$A18]-[.I$10]))" office:value-type="percentage" office:value="0.03125" calcext:value-type="percentage">
            <text:p>3.1%</text:p>
          </table:table-cell>
          <table:table-cell table:style-name="ce18" table:formula="of:=FACT([.$A18])/(FACT([.J$10])*FACT([.$A18]-[.J$10]))*POWER(0.5;[.J$10])*POWER(0.5;([.$A18]-[.J$10]))" office:value-type="percentage" office:value="0.00390625" calcext:value-type="percentage">
            <text:p>0.4%</text:p>
          </table:table-cell>
          <table:table-cell table:style-name="ce18" table:number-columns-repeated="2"/>
          <table:table-cell table:number-columns-repeated="2"/>
          <table:table-cell table:style-name="ce21" table:formula="of:=SUM([.B18:.N18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6" table:formula="of:=FACT([.$A19])/(FACT([.B$10])*FACT([.$A19]-[.B$10]))*POWER(0.5;[.B$10])*POWER(0.5;([.$A19]-[.B$10]))" office:value-type="percentage" office:value="0.001953125" calcext:value-type="percentage">
            <text:p>0.2%</text:p>
          </table:table-cell>
          <table:table-cell table:style-name="ce16" table:formula="of:=FACT([.$A19])/(FACT([.C$10])*FACT([.$A19]-[.C$10]))*POWER(0.5;[.C$10])*POWER(0.5;([.$A19]-[.C$10]))" office:value-type="percentage" office:value="0.017578125" calcext:value-type="percentage">
            <text:p>1.8%</text:p>
          </table:table-cell>
          <table:table-cell table:style-name="ce16" table:formula="of:=FACT([.$A19])/(FACT([.D$10])*FACT([.$A19]-[.D$10]))*POWER(0.5;[.D$10])*POWER(0.5;([.$A19]-[.D$10]))" office:value-type="percentage" office:value="0.0703125" calcext:value-type="percentage">
            <text:p>7.0%</text:p>
          </table:table-cell>
          <table:table-cell table:style-name="ce16" table:formula="of:=FACT([.$A19])/(FACT([.E$10])*FACT([.$A19]-[.E$10]))*POWER(0.5;[.E$10])*POWER(0.5;([.$A19]-[.E$10]))" office:value-type="percentage" office:value="0.1640625" calcext:value-type="percentage">
            <text:p>16.4%</text:p>
          </table:table-cell>
          <table:table-cell table:style-name="ce16" table:formula="of:=FACT([.$A19])/(FACT([.F$10])*FACT([.$A19]-[.F$10]))*POWER(0.5;[.F$10])*POWER(0.5;([.$A19]-[.F$10]))" office:value-type="percentage" office:value="0.24609375" calcext:value-type="percentage">
            <text:p>24.6%</text:p>
          </table:table-cell>
          <table:table-cell table:style-name="ce18" table:formula="of:=FACT([.$A19])/(FACT([.G$10])*FACT([.$A19]-[.G$10]))*POWER(0.5;[.G$10])*POWER(0.5;([.$A19]-[.G$10]))" office:value-type="percentage" office:value="0.24609375" calcext:value-type="percentage">
            <text:p>24.6%</text:p>
          </table:table-cell>
          <table:table-cell table:style-name="ce18" table:formula="of:=FACT([.$A19])/(FACT([.H$10])*FACT([.$A19]-[.H$10]))*POWER(0.5;[.H$10])*POWER(0.5;([.$A19]-[.H$10]))" office:value-type="percentage" office:value="0.1640625" calcext:value-type="percentage">
            <text:p>16.4%</text:p>
          </table:table-cell>
          <table:table-cell table:style-name="ce18" table:formula="of:=FACT([.$A19])/(FACT([.I$10])*FACT([.$A19]-[.I$10]))*POWER(0.5;[.I$10])*POWER(0.5;([.$A19]-[.I$10]))" office:value-type="percentage" office:value="0.0703125" calcext:value-type="percentage">
            <text:p>7.0%</text:p>
          </table:table-cell>
          <table:table-cell table:style-name="ce18" table:formula="of:=FACT([.$A19])/(FACT([.J$10])*FACT([.$A19]-[.J$10]))*POWER(0.5;[.J$10])*POWER(0.5;([.$A19]-[.J$10]))" office:value-type="percentage" office:value="0.017578125" calcext:value-type="percentage">
            <text:p>1.8%</text:p>
          </table:table-cell>
          <table:table-cell table:style-name="ce18" table:formula="of:=FACT([.$A19])/(FACT([.K$10])*FACT([.$A19]-[.K$10]))*POWER(0.5;[.K$10])*POWER(0.5;([.$A19]-[.K$10]))" office:value-type="percentage" office:value="0.001953125" calcext:value-type="percentage">
            <text:p>0.2%</text:p>
          </table:table-cell>
          <table:table-cell table:style-name="ce18"/>
          <table:table-cell table:number-columns-repeated="2"/>
          <table:table-cell table:style-name="ce21" table:formula="of:=SUM([.B19:.N19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6" table:formula="of:=FACT([.$A20])/(FACT([.B$10])*FACT([.$A20]-[.B$10]))*POWER(0.5;[.B$10])*POWER(0.5;([.$A20]-[.B$10]))" office:value-type="percentage" office:value="0.0009765625" calcext:value-type="percentage">
            <text:p>0.1%</text:p>
          </table:table-cell>
          <table:table-cell table:style-name="ce16" table:formula="of:=FACT([.$A20])/(FACT([.C$10])*FACT([.$A20]-[.C$10]))*POWER(0.5;[.C$10])*POWER(0.5;([.$A20]-[.C$10]))" office:value-type="percentage" office:value="0.009765625" calcext:value-type="percentage">
            <text:p>1.0%</text:p>
          </table:table-cell>
          <table:table-cell table:style-name="ce16" table:formula="of:=FACT([.$A20])/(FACT([.D$10])*FACT([.$A20]-[.D$10]))*POWER(0.5;[.D$10])*POWER(0.5;([.$A20]-[.D$10]))" office:value-type="percentage" office:value="0.0439453125" calcext:value-type="percentage">
            <text:p>4.4%</text:p>
          </table:table-cell>
          <table:table-cell table:style-name="ce16" table:formula="of:=FACT([.$A20])/(FACT([.E$10])*FACT([.$A20]-[.E$10]))*POWER(0.5;[.E$10])*POWER(0.5;([.$A20]-[.E$10]))" office:value-type="percentage" office:value="0.1171875" calcext:value-type="percentage">
            <text:p>11.7%</text:p>
          </table:table-cell>
          <table:table-cell table:style-name="ce16" table:formula="of:=FACT([.$A20])/(FACT([.F$10])*FACT([.$A20]-[.F$10]))*POWER(0.5;[.F$10])*POWER(0.5;([.$A20]-[.F$10]))" office:value-type="percentage" office:value="0.205078125" calcext:value-type="percentage">
            <text:p>20.5%</text:p>
          </table:table-cell>
          <table:table-cell table:style-name="ce18" table:formula="of:=FACT([.$A20])/(FACT([.G$10])*FACT([.$A20]-[.G$10]))*POWER(0.5;[.G$10])*POWER(0.5;([.$A20]-[.G$10]))" office:value-type="percentage" office:value="0.24609375" calcext:value-type="percentage">
            <text:p>24.6%</text:p>
          </table:table-cell>
          <table:table-cell table:style-name="ce18" table:formula="of:=FACT([.$A20])/(FACT([.H$10])*FACT([.$A20]-[.H$10]))*POWER(0.5;[.H$10])*POWER(0.5;([.$A20]-[.H$10]))" office:value-type="percentage" office:value="0.205078125" calcext:value-type="percentage">
            <text:p>20.5%</text:p>
          </table:table-cell>
          <table:table-cell table:style-name="ce18" table:formula="of:=FACT([.$A20])/(FACT([.I$10])*FACT([.$A20]-[.I$10]))*POWER(0.5;[.I$10])*POWER(0.5;([.$A20]-[.I$10]))" office:value-type="percentage" office:value="0.1171875" calcext:value-type="percentage">
            <text:p>11.7%</text:p>
          </table:table-cell>
          <table:table-cell table:style-name="ce18" table:formula="of:=FACT([.$A20])/(FACT([.J$10])*FACT([.$A20]-[.J$10]))*POWER(0.5;[.J$10])*POWER(0.5;([.$A20]-[.J$10]))" office:value-type="percentage" office:value="0.0439453125" calcext:value-type="percentage">
            <text:p>4.4%</text:p>
          </table:table-cell>
          <table:table-cell table:style-name="ce18" table:formula="of:=FACT([.$A20])/(FACT([.K$10])*FACT([.$A20]-[.K$10]))*POWER(0.5;[.K$10])*POWER(0.5;([.$A20]-[.K$10]))" office:value-type="percentage" office:value="0.009765625" calcext:value-type="percentage">
            <text:p>1.0%</text:p>
          </table:table-cell>
          <table:table-cell table:style-name="ce18" table:formula="of:=FACT([.$A20])/(FACT([.L$10])*FACT([.$A20]-[.L$10]))*POWER(0.5;[.L$10])*POWER(0.5;([.$A20]-[.L$10]))" office:value-type="percentage" office:value="0.0009765625" calcext:value-type="percentage">
            <text:p>0.1%</text:p>
          </table:table-cell>
          <table:table-cell table:number-columns-repeated="2"/>
          <table:table-cell table:style-name="ce21" table:formula="of:=SUM([.B20:.N20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6" table:formula="of:=FACT([.$A21])/(FACT([.B$10])*FACT([.$A21]-[.B$10]))*POWER(0.5;[.B$10])*POWER(0.5;([.$A21]-[.B$10]))" office:value-type="percentage" office:value="0.00048828125" calcext:value-type="percentage">
            <text:p>0.0%</text:p>
          </table:table-cell>
          <table:table-cell table:style-name="ce16" table:formula="of:=FACT([.$A21])/(FACT([.C$10])*FACT([.$A21]-[.C$10]))*POWER(0.5;[.C$10])*POWER(0.5;([.$A21]-[.C$10]))" office:value-type="percentage" office:value="0.00537109375" calcext:value-type="percentage">
            <text:p>0.5%</text:p>
          </table:table-cell>
          <table:table-cell table:style-name="ce16" table:formula="of:=FACT([.$A21])/(FACT([.D$10])*FACT([.$A21]-[.D$10]))*POWER(0.5;[.D$10])*POWER(0.5;([.$A21]-[.D$10]))" office:value-type="percentage" office:value="0.02685546875" calcext:value-type="percentage">
            <text:p>2.7%</text:p>
          </table:table-cell>
          <table:table-cell table:style-name="ce16" table:formula="of:=FACT([.$A21])/(FACT([.E$10])*FACT([.$A21]-[.E$10]))*POWER(0.5;[.E$10])*POWER(0.5;([.$A21]-[.E$10]))" office:value-type="percentage" office:value="0.08056640625" calcext:value-type="percentage">
            <text:p>8.1%</text:p>
          </table:table-cell>
          <table:table-cell table:style-name="ce16" table:formula="of:=FACT([.$A21])/(FACT([.F$10])*FACT([.$A21]-[.F$10]))*POWER(0.5;[.F$10])*POWER(0.5;([.$A21]-[.F$10]))" office:value-type="percentage" office:value="0.1611328125" calcext:value-type="percentage">
            <text:p>16.1%</text:p>
          </table:table-cell>
          <table:table-cell table:style-name="ce16" table:formula="of:=FACT([.$A21])/(FACT([.G$10])*FACT([.$A21]-[.G$10]))*POWER(0.5;[.G$10])*POWER(0.5;([.$A21]-[.G$10]))" office:value-type="percentage" office:value="0.2255859375" calcext:value-type="percentage">
            <text:p>22.6%</text:p>
          </table:table-cell>
          <table:table-cell table:style-name="ce18" table:formula="of:=FACT([.$A21])/(FACT([.H$10])*FACT([.$A21]-[.H$10]))*POWER(0.5;[.H$10])*POWER(0.5;([.$A21]-[.H$10]))" office:value-type="percentage" office:value="0.2255859375" calcext:value-type="percentage">
            <text:p>22.6%</text:p>
          </table:table-cell>
          <table:table-cell table:style-name="ce18" table:formula="of:=FACT([.$A21])/(FACT([.I$10])*FACT([.$A21]-[.I$10]))*POWER(0.5;[.I$10])*POWER(0.5;([.$A21]-[.I$10]))" office:value-type="percentage" office:value="0.1611328125" calcext:value-type="percentage">
            <text:p>16.1%</text:p>
          </table:table-cell>
          <table:table-cell table:style-name="ce18" table:formula="of:=FACT([.$A21])/(FACT([.J$10])*FACT([.$A21]-[.J$10]))*POWER(0.5;[.J$10])*POWER(0.5;([.$A21]-[.J$10]))" office:value-type="percentage" office:value="0.08056640625" calcext:value-type="percentage">
            <text:p>8.1%</text:p>
          </table:table-cell>
          <table:table-cell table:style-name="ce18" table:formula="of:=FACT([.$A21])/(FACT([.K$10])*FACT([.$A21]-[.K$10]))*POWER(0.5;[.K$10])*POWER(0.5;([.$A21]-[.K$10]))" office:value-type="percentage" office:value="0.02685546875" calcext:value-type="percentage">
            <text:p>2.7%</text:p>
          </table:table-cell>
          <table:table-cell table:style-name="ce18" table:formula="of:=FACT([.$A21])/(FACT([.L$10])*FACT([.$A21]-[.L$10]))*POWER(0.5;[.L$10])*POWER(0.5;([.$A21]-[.L$10]))" office:value-type="percentage" office:value="0.00537109375" calcext:value-type="percentage">
            <text:p>0.5%</text:p>
          </table:table-cell>
          <table:table-cell table:style-name="ce18" table:formula="of:=FACT([.$A21])/(FACT([.M$10])*FACT([.$A21]-[.M$10]))*POWER(0.5;[.M$10])*POWER(0.5;([.$A21]-[.M$10]))" office:value-type="percentage" office:value="0.00048828125" calcext:value-type="percentage">
            <text:p>0.0%</text:p>
          </table:table-cell>
          <table:table-cell/>
          <table:table-cell table:style-name="ce21" table:formula="of:=SUM([.B21:.N21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6" table:formula="of:=FACT([.$A22])/(FACT([.B$10])*FACT([.$A22]-[.B$10]))*POWER(0.5;[.B$10])*POWER(0.5;([.$A22]-[.B$10]))" office:value-type="percentage" office:value="0.000244140625" calcext:value-type="percentage">
            <text:p>0.0%</text:p>
          </table:table-cell>
          <table:table-cell table:style-name="ce16" table:formula="of:=FACT([.$A22])/(FACT([.C$10])*FACT([.$A22]-[.C$10]))*POWER(0.5;[.C$10])*POWER(0.5;([.$A22]-[.C$10]))" office:value-type="percentage" office:value="0.0029296875" calcext:value-type="percentage">
            <text:p>0.3%</text:p>
          </table:table-cell>
          <table:table-cell table:style-name="ce16" table:formula="of:=FACT([.$A22])/(FACT([.D$10])*FACT([.$A22]-[.D$10]))*POWER(0.5;[.D$10])*POWER(0.5;([.$A22]-[.D$10]))" office:value-type="percentage" office:value="0.01611328125" calcext:value-type="percentage">
            <text:p>1.6%</text:p>
          </table:table-cell>
          <table:table-cell table:style-name="ce16" table:formula="of:=FACT([.$A22])/(FACT([.E$10])*FACT([.$A22]-[.E$10]))*POWER(0.5;[.E$10])*POWER(0.5;([.$A22]-[.E$10]))" office:value-type="percentage" office:value="0.0537109375" calcext:value-type="percentage">
            <text:p>5.4%</text:p>
          </table:table-cell>
          <table:table-cell table:style-name="ce16" table:formula="of:=FACT([.$A22])/(FACT([.F$10])*FACT([.$A22]-[.F$10]))*POWER(0.5;[.F$10])*POWER(0.5;([.$A22]-[.F$10]))" office:value-type="percentage" office:value="0.120849609375" calcext:value-type="percentage">
            <text:p>12.1%</text:p>
          </table:table-cell>
          <table:table-cell table:style-name="ce16" table:formula="of:=FACT([.$A22])/(FACT([.G$10])*FACT([.$A22]-[.G$10]))*POWER(0.5;[.G$10])*POWER(0.5;([.$A22]-[.G$10]))" office:value-type="percentage" office:value="0.193359375" calcext:value-type="percentage">
            <text:p>19.3%</text:p>
          </table:table-cell>
          <table:table-cell table:style-name="ce18" table:formula="of:=FACT([.$A22])/(FACT([.H$10])*FACT([.$A22]-[.H$10]))*POWER(0.5;[.H$10])*POWER(0.5;([.$A22]-[.H$10]))" office:value-type="percentage" office:value="0.2255859375" calcext:value-type="percentage">
            <text:p>22.6%</text:p>
          </table:table-cell>
          <table:table-cell table:style-name="ce18" table:formula="of:=FACT([.$A22])/(FACT([.I$10])*FACT([.$A22]-[.I$10]))*POWER(0.5;[.I$10])*POWER(0.5;([.$A22]-[.I$10]))" office:value-type="percentage" office:value="0.193359375" calcext:value-type="percentage">
            <text:p>19.3%</text:p>
          </table:table-cell>
          <table:table-cell table:style-name="ce18" table:formula="of:=FACT([.$A22])/(FACT([.J$10])*FACT([.$A22]-[.J$10]))*POWER(0.5;[.J$10])*POWER(0.5;([.$A22]-[.J$10]))" office:value-type="percentage" office:value="0.120849609375" calcext:value-type="percentage">
            <text:p>12.1%</text:p>
          </table:table-cell>
          <table:table-cell table:style-name="ce18" table:formula="of:=FACT([.$A22])/(FACT([.K$10])*FACT([.$A22]-[.K$10]))*POWER(0.5;[.K$10])*POWER(0.5;([.$A22]-[.K$10]))" office:value-type="percentage" office:value="0.0537109375" calcext:value-type="percentage">
            <text:p>5.4%</text:p>
          </table:table-cell>
          <table:table-cell table:style-name="ce18" table:formula="of:=FACT([.$A22])/(FACT([.L$10])*FACT([.$A22]-[.L$10]))*POWER(0.5;[.L$10])*POWER(0.5;([.$A22]-[.L$10]))" office:value-type="percentage" office:value="0.01611328125" calcext:value-type="percentage">
            <text:p>1.6%</text:p>
          </table:table-cell>
          <table:table-cell table:style-name="ce18" table:formula="of:=FACT([.$A22])/(FACT([.M$10])*FACT([.$A22]-[.M$10]))*POWER(0.5;[.M$10])*POWER(0.5;([.$A22]-[.M$10]))" office:value-type="percentage" office:value="0.0029296875" calcext:value-type="percentage">
            <text:p>0.3%</text:p>
          </table:table-cell>
          <table:table-cell table:style-name="ce18" table:formula="of:=FACT([.$A22])/(FACT([.N$10])*FACT([.$A22]-[.N$10]))*POWER(0.5;[.N$10])*POWER(0.5;([.$A22]-[.N$10]))" office:value-type="percentage" office:value="0.000244140625" calcext:value-type="percentage">
            <text:p>0.0%</text:p>
          </table:table-cell>
          <table:table-cell table:style-name="ce21" table:formula="of:=SUM([.B22:.N22])" office:value-type="percentage" office:value="1" calcext:value-type="percentage">
            <text:p>100.00%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he above table shows probability to have exactly Y of the X questions correct (not at least Y)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etting exactly 4 right, and exactly 5 right, are disjoint: they can’t both happen simultaneously. And they are independent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us, the probability of either happening is the simple sum of their probabiliti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at’s why each row in the above table sums to exactly 100%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at’s also why in the table below, we simply sum from zero up to Y.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4">
          <table:table-cell office:value-type="string" calcext:value-type="string">
            <text:p>What %tile are you in (test confidence level) if you get <text:span text:style-name="T1">at least</text:span> Y questions correct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Correct Q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 Q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8" table:formula="of:=1-SUM([.B11:.$C11])" office:value-type="percentage" office:value="0" calcext:value-type="percentage">
            <text:p>0.0%</text:p>
          </table:table-cell>
          <table:table-cell table:style-name="ce10" table:formula="of:=1-SUM([.C11:.$C11])" office:value-type="percentage" office:value="0.5" calcext:value-type="percentage">
            <text:p>50.0%</text:p>
          </table:table-cell>
          <table:table-cell table:style-name="ce10" table:number-columns-repeated="9"/>
          <table:table-cell table:style-name="ce11" table:number-columns-repeated="2"/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8" table:formula="of:=1-SUM([.B12:.$D12])" office:value-type="percentage" office:value="0" calcext:value-type="percentage">
            <text:p>0.0%</text:p>
          </table:table-cell>
          <table:table-cell table:style-name="ce10" table:formula="of:=1-SUM([.C12:.$D12])" office:value-type="percentage" office:value="0.25" calcext:value-type="percentage">
            <text:p>25.0%</text:p>
          </table:table-cell>
          <table:table-cell table:style-name="ce10" table:formula="of:=1-SUM([.D12:.$D12])" office:value-type="percentage" office:value="0.75" calcext:value-type="percentage">
            <text:p>75.0%</text:p>
          </table:table-cell>
          <table:table-cell table:style-name="ce10" table:number-columns-repeated="8"/>
          <table:table-cell table:style-name="ce11" table:number-columns-repeated="2"/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8" table:formula="of:=1-SUM([.B13:.$E13])" office:value-type="percentage" office:value="0" calcext:value-type="percentage">
            <text:p>0.0%</text:p>
          </table:table-cell>
          <table:table-cell table:style-name="ce10" table:formula="of:=1-SUM([.C13:.$E13])" office:value-type="percentage" office:value="0.125" calcext:value-type="percentage">
            <text:p>12.5%</text:p>
          </table:table-cell>
          <table:table-cell table:style-name="ce10" table:formula="of:=1-SUM([.D13:.$E13])" office:value-type="percentage" office:value="0.5" calcext:value-type="percentage">
            <text:p>50.0%</text:p>
          </table:table-cell>
          <table:table-cell table:style-name="ce10" table:formula="of:=1-SUM([.E13:.$E13])" office:value-type="percentage" office:value="0.875" calcext:value-type="percentage">
            <text:p>87.5%</text:p>
          </table:table-cell>
          <table:table-cell table:style-name="ce10" table:number-columns-repeated="7"/>
          <table:table-cell table:style-name="ce11" table:number-columns-repeated="2"/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8" table:formula="of:=1-SUM([.B14:.$F14])" office:value-type="percentage" office:value="0" calcext:value-type="percentage">
            <text:p>0.0%</text:p>
          </table:table-cell>
          <table:table-cell table:style-name="ce10" table:formula="of:=1-SUM([.C14:.$F14])" office:value-type="percentage" office:value="0.0625" calcext:value-type="percentage">
            <text:p>6.3%</text:p>
          </table:table-cell>
          <table:table-cell table:style-name="ce10" table:formula="of:=1-SUM([.D14:.$F14])" office:value-type="percentage" office:value="0.3125" calcext:value-type="percentage">
            <text:p>31.3%</text:p>
          </table:table-cell>
          <table:table-cell table:style-name="ce10" table:formula="of:=1-SUM([.E14:.$F14])" office:value-type="percentage" office:value="0.6875" calcext:value-type="percentage">
            <text:p>68.8%</text:p>
          </table:table-cell>
          <table:table-cell table:style-name="ce10" table:formula="of:=1-SUM([.F14:.$F14])" office:value-type="percentage" office:value="0.9375" calcext:value-type="percentage">
            <text:p>93.8%</text:p>
          </table:table-cell>
          <table:table-cell table:style-name="ce10" table:number-columns-repeated="6"/>
          <table:table-cell table:style-name="ce11" table:number-columns-repeated="2"/>
          <table:table-cell office:value-type="string" calcext:value-type="string">
            <text:p>4 of 4 = 1/16 = 93.8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8" table:formula="of:=1-SUM([.B15:.$G15])" office:value-type="percentage" office:value="0" calcext:value-type="percentage">
            <text:p>0.0%</text:p>
          </table:table-cell>
          <table:table-cell table:style-name="ce10" table:formula="of:=1-SUM([.C15:.$G15])" office:value-type="percentage" office:value="0.03125" calcext:value-type="percentage">
            <text:p>3.1%</text:p>
          </table:table-cell>
          <table:table-cell table:style-name="ce10" table:formula="of:=1-SUM([.D15:.$G15])" office:value-type="percentage" office:value="0.1875" calcext:value-type="percentage">
            <text:p>18.8%</text:p>
          </table:table-cell>
          <table:table-cell table:style-name="ce10" table:formula="of:=1-SUM([.E15:.$G15])" office:value-type="percentage" office:value="0.5" calcext:value-type="percentage">
            <text:p>50.0%</text:p>
          </table:table-cell>
          <table:table-cell table:style-name="ce10" table:formula="of:=1-SUM([.F15:.$G15])" office:value-type="percentage" office:value="0.8125" calcext:value-type="percentage">
            <text:p>81.3%</text:p>
          </table:table-cell>
          <table:table-cell table:style-name="ce10" table:formula="of:=1-SUM([.G15:.$G15])" office:value-type="percentage" office:value="0.96875" calcext:value-type="percentage">
            <text:p>96.9%</text:p>
          </table:table-cell>
          <table:table-cell table:style-name="ce10" table:number-columns-repeated="5"/>
          <table:table-cell table:style-name="ce11" table:number-columns-repeated="2"/>
          <table:table-cell office:value-type="string" calcext:value-type="string">
            <text:p>5 of 5 = 1/32 = 96.9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8" table:formula="of:=1-SUM([.B16:.$H16])" office:value-type="percentage" office:value="0" calcext:value-type="percentage">
            <text:p>0.0%</text:p>
          </table:table-cell>
          <table:table-cell table:style-name="ce10" table:formula="of:=1-SUM([.C16:.$H16])" office:value-type="percentage" office:value="0.015625" calcext:value-type="percentage">
            <text:p>1.6%</text:p>
          </table:table-cell>
          <table:table-cell table:style-name="ce10" table:formula="of:=1-SUM([.D16:.$H16])" office:value-type="percentage" office:value="0.109375" calcext:value-type="percentage">
            <text:p>10.9%</text:p>
          </table:table-cell>
          <table:table-cell table:style-name="ce10" table:formula="of:=1-SUM([.E16:.$H16])" office:value-type="percentage" office:value="0.34375" calcext:value-type="percentage">
            <text:p>34.4%</text:p>
          </table:table-cell>
          <table:table-cell table:style-name="ce10" table:formula="of:=1-SUM([.F16:.$H16])" office:value-type="percentage" office:value="0.65625" calcext:value-type="percentage">
            <text:p>65.6%</text:p>
          </table:table-cell>
          <table:table-cell table:style-name="ce10" table:formula="of:=1-SUM([.G16:.$H16])" office:value-type="percentage" office:value="0.890625" calcext:value-type="percentage">
            <text:p>89.1%</text:p>
          </table:table-cell>
          <table:table-cell table:style-name="ce10" table:formula="of:=1-SUM([.H16:.$H16])" office:value-type="percentage" office:value="0.984375" calcext:value-type="percentage">
            <text:p>98.4%</text:p>
          </table:table-cell>
          <table:table-cell table:style-name="ce10" table:number-columns-repeated="4"/>
          <table:table-cell table:style-name="ce11" table:number-columns-repeated="2"/>
          <table:table-cell office:value-type="string" calcext:value-type="string">
            <text:p>6 of 6 = 1/64 = 98.4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8" table:formula="of:=1-SUM([.B17:.$I17])" office:value-type="percentage" office:value="0" calcext:value-type="percentage">
            <text:p>0.0%</text:p>
          </table:table-cell>
          <table:table-cell table:style-name="ce10" table:formula="of:=1-SUM([.C17:.$I17])" office:value-type="percentage" office:value="0.0078125" calcext:value-type="percentage">
            <text:p>0.8%</text:p>
          </table:table-cell>
          <table:table-cell table:style-name="ce10" table:formula="of:=1-SUM([.D17:.$I17])" office:value-type="percentage" office:value="0.0625" calcext:value-type="percentage">
            <text:p>6.3%</text:p>
          </table:table-cell>
          <table:table-cell table:style-name="ce10" table:formula="of:=1-SUM([.E17:.$I17])" office:value-type="percentage" office:value="0.2265625" calcext:value-type="percentage">
            <text:p>22.7%</text:p>
          </table:table-cell>
          <table:table-cell table:style-name="ce10" table:formula="of:=1-SUM([.F17:.$I17])" office:value-type="percentage" office:value="0.5" calcext:value-type="percentage">
            <text:p>50.0%</text:p>
          </table:table-cell>
          <table:table-cell table:style-name="ce10" table:formula="of:=1-SUM([.G17:.$I17])" office:value-type="percentage" office:value="0.7734375" calcext:value-type="percentage">
            <text:p>77.3%</text:p>
          </table:table-cell>
          <table:table-cell table:style-name="ce10" table:formula="of:=1-SUM([.H17:.$I17])" office:value-type="percentage" office:value="0.9375" calcext:value-type="percentage">
            <text:p>93.8%</text:p>
          </table:table-cell>
          <table:table-cell table:style-name="ce10" table:formula="of:=1-SUM([.I17:.$I17])" office:value-type="percentage" office:value="0.9921875" calcext:value-type="percentage">
            <text:p>99.2%</text:p>
          </table:table-cell>
          <table:table-cell table:style-name="ce10" table:number-columns-repeated="3"/>
          <table:table-cell table:style-name="ce11" table:number-columns-repeated="2"/>
          <table:table-cell office:value-type="string" calcext:value-type="string">
            <text:p>7 of 7 = 1/128 = 99.2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8" table:formula="of:=1-(SUM([.B18:.$J18]))" office:value-type="percentage" office:value="0" calcext:value-type="percentage">
            <text:p>0.0%</text:p>
          </table:table-cell>
          <table:table-cell table:style-name="ce10" table:formula="of:=1-(SUM([.C18:.$J18]))" office:value-type="percentage" office:value="0.00390625" calcext:value-type="percentage">
            <text:p>0.4%</text:p>
          </table:table-cell>
          <table:table-cell table:style-name="ce10" table:formula="of:=1-(SUM([.D18:.$J18]))" office:value-type="percentage" office:value="0.03515625" calcext:value-type="percentage">
            <text:p>3.5%</text:p>
          </table:table-cell>
          <table:table-cell table:style-name="ce10" table:formula="of:=1-(SUM([.E18:.$J18]))" office:value-type="percentage" office:value="0.14453125" calcext:value-type="percentage">
            <text:p>14.5%</text:p>
          </table:table-cell>
          <table:table-cell table:style-name="ce10" table:formula="of:=1-(SUM([.F18:.$J18]))" office:value-type="percentage" office:value="0.36328125" calcext:value-type="percentage">
            <text:p>36.3%</text:p>
          </table:table-cell>
          <table:table-cell table:style-name="ce10" table:formula="of:=1-(SUM([.G18:.$J18]))" office:value-type="percentage" office:value="0.63671875" calcext:value-type="percentage">
            <text:p>63.7%</text:p>
          </table:table-cell>
          <table:table-cell table:style-name="ce10" table:formula="of:=1-(SUM([.H18:.$J18]))" office:value-type="percentage" office:value="0.85546875" calcext:value-type="percentage">
            <text:p>85.5%</text:p>
          </table:table-cell>
          <table:table-cell table:style-name="ce10" table:formula="of:=1-(SUM([.I18:.$J18]))" office:value-type="percentage" office:value="0.96484375" calcext:value-type="percentage">
            <text:p>96.5%</text:p>
          </table:table-cell>
          <table:table-cell table:style-name="ce10" table:formula="of:=1-(SUM([.J18:.$J18]))" office:value-type="percentage" office:value="0.99609375" calcext:value-type="percentage">
            <text:p>99.6%</text:p>
          </table:table-cell>
          <table:table-cell table:style-name="ce10" table:number-columns-repeated="2"/>
          <table:table-cell table:style-name="ce11" table:number-columns-repeated="2"/>
          <table:table-cell office:value-type="string" calcext:value-type="string">
            <text:p>8 of 8 = 1/256 = 99.6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8" table:formula="of:=1-SUM([.B19:.$K19])" office:value-type="percentage" office:value="0" calcext:value-type="percentage">
            <text:p>0.0%</text:p>
          </table:table-cell>
          <table:table-cell table:style-name="ce10" table:formula="of:=1-SUM([.C19:.$K19])" office:value-type="percentage" office:value="0.001953125" calcext:value-type="percentage">
            <text:p>0.2%</text:p>
          </table:table-cell>
          <table:table-cell table:style-name="ce10" table:formula="of:=1-SUM([.D19:.$K19])" office:value-type="percentage" office:value="0.01953125" calcext:value-type="percentage">
            <text:p>2.0%</text:p>
          </table:table-cell>
          <table:table-cell table:style-name="ce10" table:formula="of:=1-SUM([.E19:.$K19])" office:value-type="percentage" office:value="0.08984375" calcext:value-type="percentage">
            <text:p>9.0%</text:p>
          </table:table-cell>
          <table:table-cell table:style-name="ce10" table:formula="of:=1-SUM([.F19:.$K19])" office:value-type="percentage" office:value="0.25390625" calcext:value-type="percentage">
            <text:p>25.4%</text:p>
          </table:table-cell>
          <table:table-cell table:style-name="ce10" table:formula="of:=1-SUM([.G19:.$K19])" office:value-type="percentage" office:value="0.5" calcext:value-type="percentage">
            <text:p>50.0%</text:p>
          </table:table-cell>
          <table:table-cell table:style-name="ce10" table:formula="of:=1-SUM([.H19:.$K19])" office:value-type="percentage" office:value="0.74609375" calcext:value-type="percentage">
            <text:p>74.6%</text:p>
          </table:table-cell>
          <table:table-cell table:style-name="ce10" table:formula="of:=1-SUM([.I19:.$K19])" office:value-type="percentage" office:value="0.91015625" calcext:value-type="percentage">
            <text:p>91.0%</text:p>
          </table:table-cell>
          <table:table-cell table:style-name="ce10" table:formula="of:=1-SUM([.J19:.$K19])" office:value-type="percentage" office:value="0.98046875" calcext:value-type="percentage">
            <text:p>98.0%</text:p>
          </table:table-cell>
          <table:table-cell table:style-name="ce10" table:formula="of:=1-SUM([.K19:.$K19])" office:value-type="percentage" office:value="0.998046875" calcext:value-type="percentage">
            <text:p>99.8%</text:p>
          </table:table-cell>
          <table:table-cell table:style-name="ce10"/>
          <table:table-cell table:style-name="ce11" table:number-columns-repeated="2"/>
          <table:table-cell office:value-type="string" calcext:value-type="string">
            <text:p>9 of 9 = 1/512 = 99.8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8" table:formula="of:=1-SUM([.B20:.$L20])" office:value-type="percentage" office:value="0" calcext:value-type="percentage">
            <text:p>0.0%</text:p>
          </table:table-cell>
          <table:table-cell table:style-name="ce10" table:formula="of:=1-SUM([.C20:.$L20])" office:value-type="percentage" office:value="0.0009765625" calcext:value-type="percentage">
            <text:p>0.1%</text:p>
          </table:table-cell>
          <table:table-cell table:style-name="ce10" table:formula="of:=1-SUM([.D20:.$L20])" office:value-type="percentage" office:value="0.0107421875" calcext:value-type="percentage">
            <text:p>1.1%</text:p>
          </table:table-cell>
          <table:table-cell table:style-name="ce10" table:formula="of:=1-SUM([.E20:.$L20])" office:value-type="percentage" office:value="0.0546875" calcext:value-type="percentage">
            <text:p>5.5%</text:p>
          </table:table-cell>
          <table:table-cell table:style-name="ce10" table:formula="of:=1-SUM([.F20:.$L20])" office:value-type="percentage" office:value="0.171875" calcext:value-type="percentage">
            <text:p>17.2%</text:p>
          </table:table-cell>
          <table:table-cell table:style-name="ce10" table:formula="of:=1-SUM([.G20:.$L20])" office:value-type="percentage" office:value="0.376953125" calcext:value-type="percentage">
            <text:p>37.7%</text:p>
          </table:table-cell>
          <table:table-cell table:style-name="ce10" table:formula="of:=1-SUM([.H20:.$L20])" office:value-type="percentage" office:value="0.623046875" calcext:value-type="percentage">
            <text:p>62.3%</text:p>
          </table:table-cell>
          <table:table-cell table:style-name="ce10" table:formula="of:=1-SUM([.I20:.$L20])" office:value-type="percentage" office:value="0.828125" calcext:value-type="percentage">
            <text:p>82.8%</text:p>
          </table:table-cell>
          <table:table-cell table:style-name="ce10" table:formula="of:=1-SUM([.J20:.$L20])" office:value-type="percentage" office:value="0.9453125" calcext:value-type="percentage">
            <text:p>94.5%</text:p>
          </table:table-cell>
          <table:table-cell table:style-name="ce10" table:formula="of:=1-SUM([.K20:.$L20])" office:value-type="percentage" office:value="0.9892578125" calcext:value-type="percentage">
            <text:p>98.9%</text:p>
          </table:table-cell>
          <table:table-cell table:style-name="ce10" table:formula="of:=1-SUM([.L20:.$L20])" office:value-type="percentage" office:value="0.9990234375" calcext:value-type="percentage">
            <text:p>99.9%</text:p>
          </table:table-cell>
          <table:table-cell table:style-name="ce11" table:number-columns-repeated="2"/>
          <table:table-cell office:value-type="string" calcext:value-type="string">
            <text:p>10 of 10 = 1/1024 = 99.9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8" table:formula="of:=1-SUM([.B21:.$M21])" office:value-type="percentage" office:value="0" calcext:value-type="percentage">
            <text:p>0.0%</text:p>
          </table:table-cell>
          <table:table-cell table:style-name="ce10" table:formula="of:=1-SUM([.C21:.$M21])" office:value-type="percentage" office:value="0.00048828125" calcext:value-type="percentage">
            <text:p>0.0%</text:p>
          </table:table-cell>
          <table:table-cell table:style-name="ce10" table:formula="of:=1-SUM([.D21:.$M21])" office:value-type="percentage" office:value="0.005859375" calcext:value-type="percentage">
            <text:p>0.6%</text:p>
          </table:table-cell>
          <table:table-cell table:style-name="ce10" table:formula="of:=1-SUM([.E21:.$M21])" office:value-type="percentage" office:value="0.03271484375" calcext:value-type="percentage">
            <text:p>3.3%</text:p>
          </table:table-cell>
          <table:table-cell table:style-name="ce10" table:formula="of:=1-SUM([.F21:.$M21])" office:value-type="percentage" office:value="0.11328125" calcext:value-type="percentage">
            <text:p>11.3%</text:p>
          </table:table-cell>
          <table:table-cell table:style-name="ce10" table:formula="of:=1-SUM([.G21:.$M21])" office:value-type="percentage" office:value="0.2744140625" calcext:value-type="percentage">
            <text:p>27.4%</text:p>
          </table:table-cell>
          <table:table-cell table:style-name="ce10" table:formula="of:=1-SUM([.H21:.$M21])" office:value-type="percentage" office:value="0.5" calcext:value-type="percentage">
            <text:p>50.0%</text:p>
          </table:table-cell>
          <table:table-cell table:style-name="ce10" table:formula="of:=1-SUM([.I21:.$M21])" office:value-type="percentage" office:value="0.7255859375" calcext:value-type="percentage">
            <text:p>72.6%</text:p>
          </table:table-cell>
          <table:table-cell table:style-name="ce10" table:formula="of:=1-SUM([.J21:.$M21])" office:value-type="percentage" office:value="0.88671875" calcext:value-type="percentage">
            <text:p>88.7%</text:p>
          </table:table-cell>
          <table:table-cell table:style-name="ce10" table:formula="of:=1-SUM([.K21:.$M21])" office:value-type="percentage" office:value="0.96728515625" calcext:value-type="percentage">
            <text:p>96.7%</text:p>
          </table:table-cell>
          <table:table-cell table:style-name="ce10" table:formula="of:=1-SUM([.L21:.$M21])" office:value-type="percentage" office:value="0.994140625" calcext:value-type="percentage">
            <text:p>99.4%</text:p>
          </table:table-cell>
          <table:table-cell table:style-name="ce10" table:formula="of:=1-SUM([.M21:.$M21])" office:value-type="percentage" office:value="0.99951171875" calcext:value-type="percentage">
            <text:p>100.0%</text:p>
          </table:table-cell>
          <table:table-cell table:style-name="ce11"/>
          <table:table-cell office:value-type="string" calcext:value-type="string">
            <text:p>11 of 11 = 1/2048 = 100.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8" table:formula="of:=1-SUM([.B22:.$N22])" office:value-type="percentage" office:value="0" calcext:value-type="percentage">
            <text:p>0.0%</text:p>
          </table:table-cell>
          <table:table-cell table:style-name="ce10" table:formula="of:=1-SUM([.C22:.$N22])" office:value-type="percentage" office:value="0.000244140625" calcext:value-type="percentage">
            <text:p>0.0%</text:p>
          </table:table-cell>
          <table:table-cell table:style-name="ce10" table:formula="of:=1-SUM([.D22:.$N22])" office:value-type="percentage" office:value="0.003173828125" calcext:value-type="percentage">
            <text:p>0.3%</text:p>
          </table:table-cell>
          <table:table-cell table:style-name="ce10" table:formula="of:=1-SUM([.E22:.$N22])" office:value-type="percentage" office:value="0.019287109375" calcext:value-type="percentage">
            <text:p>1.9%</text:p>
          </table:table-cell>
          <table:table-cell table:style-name="ce10" table:formula="of:=1-SUM([.F22:.$N22])" office:value-type="percentage" office:value="0.072998046875" calcext:value-type="percentage">
            <text:p>7.3%</text:p>
          </table:table-cell>
          <table:table-cell table:style-name="ce10" table:formula="of:=1-SUM([.G22:.$N22])" office:value-type="percentage" office:value="0.19384765625" calcext:value-type="percentage">
            <text:p>19.4%</text:p>
          </table:table-cell>
          <table:table-cell table:style-name="ce10" table:formula="of:=1-SUM([.H22:.$N22])" office:value-type="percentage" office:value="0.38720703125" calcext:value-type="percentage">
            <text:p>38.7%</text:p>
          </table:table-cell>
          <table:table-cell table:style-name="ce10" table:formula="of:=1-SUM([.I22:.$N22])" office:value-type="percentage" office:value="0.61279296875" calcext:value-type="percentage">
            <text:p>61.3%</text:p>
          </table:table-cell>
          <table:table-cell table:style-name="ce10" table:formula="of:=1-SUM([.J22:.$N22])" office:value-type="percentage" office:value="0.80615234375" calcext:value-type="percentage">
            <text:p>80.6%</text:p>
          </table:table-cell>
          <table:table-cell table:style-name="ce10" table:formula="of:=1-SUM([.K22:.$N22])" office:value-type="percentage" office:value="0.927001953125" calcext:value-type="percentage">
            <text:p>92.7%</text:p>
          </table:table-cell>
          <table:table-cell table:style-name="ce10" table:formula="of:=1-SUM([.L22:.$N22])" office:value-type="percentage" office:value="0.980712890625" calcext:value-type="percentage">
            <text:p>98.1%</text:p>
          </table:table-cell>
          <table:table-cell table:style-name="ce10" table:formula="of:=1-SUM([.M22:.$N22])" office:value-type="percentage" office:value="0.996826171875" calcext:value-type="percentage">
            <text:p>99.7%</text:p>
          </table:table-cell>
          <table:table-cell table:style-name="ce10" table:formula="of:=1-SUM([.N22:.$N22])" office:value-type="percentage" office:value="0.999755859375" calcext:value-type="percentage">
            <text:p>100.0%</text:p>
          </table:table-cell>
          <table:table-cell office:value-type="string" calcext:value-type="string">
            <text:p>12 of 12 = 1/4096 = 100.0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onclusion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 get 95% confidence you must do at least 5 trials and get them all right (96.9%)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 get 95% confidence yet miss one, you need at least 8 trials (7 of 8 = 96.5%)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 get 95% confidence yet miss two, you need at least 11 trials (9 of 11 = 96.7%).</text:p>
          </table:table-cell>
          <table:table-cell table:number-columns-repeated="14"/>
        </table:table-row>
        <calcext:conditional-formats>
          <calcext:conditional-format calcext:target-range-address="'new-revised'.B33:'new-revised'.N44">
            <calcext:condition calcext:apply-style-name="ptile-90" calcext:value="&gt;=0.95" calcext:base-cell-address="'new-revised'.B33"/>
          </calcext:conditional-format>
          <calcext:conditional-format calcext:target-range-address="'new-revised'.B33:'new-revised'.N44">
            <calcext:condition calcext:apply-style-name="ptile-50-less" calcext:value="between(0.0000000001,0.5)" calcext:base-cell-address="'new-revised'.B33"/>
          </calcext:conditional-format>
        </calcext:conditional-formats>
      </table:table>
      <table:table table:name="original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Probabilities/Confidence for a series of trial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hoic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→ means X is A or X is 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mula:</text:p>
          </table:table-cell>
          <table:table-cell office:value-type="string" calcext:value-type="string">
            <text:p>XcY * (1/2)^Y * (1-1/2)^(X-Y)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X = total Q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Y = correct Q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½ = probability to get exactly Q right by random guess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robability of getting exactly N questions correct (no more, no less).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Correct Qs</text:p>
          </table:table-cell>
          <table:table-cell table:number-columns-repeated="12"/>
          <table:table-cell office:value-type="string" calcext:value-type="string">
            <text:p>sum</text:p>
          </table:table-cell>
        </table:table-row>
        <table:table-row table:style-name="ro1">
          <table:table-cell office:value-type="string" calcext:value-type="string">
            <text:p>Total Q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table:formula="of:=FACT([.$A11])/(FACT([.B$10])*FACT([.$A11]-[.B$10]))*POWER(0.5;[.B$10])*POWER(0.5;([.$A11]-[.B$10]))" office:value-type="percentage" office:value="0.5" calcext:value-type="percentage">
            <text:p>50.0%</text:p>
          </table:table-cell>
          <table:table-cell table:style-name="ce18" table:formula="of:=FACT([.$A11])/(FACT([.C$10])*FACT([.$A11]-[.C$10]))*POWER(0.5;[.C$10])*POWER(0.5;([.$A11]-[.C$10]))" office:value-type="percentage" office:value="0.5" calcext:value-type="percentage">
            <text:p>50.0%</text:p>
          </table:table-cell>
          <table:table-cell table:style-name="ce18" table:number-columns-repeated="9"/>
          <table:table-cell table:number-columns-repeated="2"/>
          <table:table-cell table:style-name="ce21" table:formula="of:=SUM([.B11:.N11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6" table:formula="of:=FACT([.$A12])/(FACT([.B$10])*FACT([.$A12]-[.B$10]))*POWER(0.5;[.B$10])*POWER(0.5;([.$A12]-[.B$10]))" office:value-type="percentage" office:value="0.25" calcext:value-type="percentage">
            <text:p>25.0%</text:p>
          </table:table-cell>
          <table:table-cell table:style-name="ce18" table:formula="of:=FACT([.$A12])/(FACT([.C$10])*FACT([.$A12]-[.C$10]))*POWER(0.5;[.C$10])*POWER(0.5;([.$A12]-[.C$10]))" office:value-type="percentage" office:value="0.5" calcext:value-type="percentage">
            <text:p>50.0%</text:p>
          </table:table-cell>
          <table:table-cell table:style-name="ce18" table:formula="of:=FACT([.$A12])/(FACT([.D$10])*FACT([.$A12]-[.D$10]))*POWER(0.5;[.D$10])*POWER(0.5;([.$A12]-[.D$10]))" office:value-type="percentage" office:value="0.25" calcext:value-type="percentage">
            <text:p>25.0%</text:p>
          </table:table-cell>
          <table:table-cell table:style-name="ce18" table:number-columns-repeated="8"/>
          <table:table-cell table:number-columns-repeated="2"/>
          <table:table-cell table:style-name="ce21" table:formula="of:=SUM([.B12:.N12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6" table:formula="of:=FACT([.$A13])/(FACT([.B$10])*FACT([.$A13]-[.B$10]))*POWER(0.5;[.B$10])*POWER(0.5;([.$A13]-[.B$10]))" office:value-type="percentage" office:value="0.125" calcext:value-type="percentage">
            <text:p>12.5%</text:p>
          </table:table-cell>
          <table:table-cell table:style-name="ce16" table:formula="of:=FACT([.$A13])/(FACT([.C$10])*FACT([.$A13]-[.C$10]))*POWER(0.5;[.C$10])*POWER(0.5;([.$A13]-[.C$10]))" office:value-type="percentage" office:value="0.375" calcext:value-type="percentage">
            <text:p>37.5%</text:p>
          </table:table-cell>
          <table:table-cell table:style-name="ce18" table:formula="of:=FACT([.$A13])/(FACT([.D$10])*FACT([.$A13]-[.D$10]))*POWER(0.5;[.D$10])*POWER(0.5;([.$A13]-[.D$10]))" office:value-type="percentage" office:value="0.375" calcext:value-type="percentage">
            <text:p>37.5%</text:p>
          </table:table-cell>
          <table:table-cell table:style-name="ce18" table:formula="of:=FACT([.$A13])/(FACT([.E$10])*FACT([.$A13]-[.E$10]))*POWER(0.5;[.E$10])*POWER(0.5;([.$A13]-[.E$10]))" office:value-type="percentage" office:value="0.125" calcext:value-type="percentage">
            <text:p>12.5%</text:p>
          </table:table-cell>
          <table:table-cell table:style-name="ce18" table:number-columns-repeated="7"/>
          <table:table-cell table:number-columns-repeated="2"/>
          <table:table-cell table:style-name="ce21" table:formula="of:=SUM([.B13:.N13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6" table:formula="of:=FACT([.$A14])/(FACT([.B$10])*FACT([.$A14]-[.B$10]))*POWER(0.5;[.B$10])*POWER(0.5;([.$A14]-[.B$10]))" office:value-type="percentage" office:value="0.0625" calcext:value-type="percentage">
            <text:p>6.3%</text:p>
          </table:table-cell>
          <table:table-cell table:style-name="ce16" table:formula="of:=FACT([.$A14])/(FACT([.C$10])*FACT([.$A14]-[.C$10]))*POWER(0.5;[.C$10])*POWER(0.5;([.$A14]-[.C$10]))" office:value-type="percentage" office:value="0.25" calcext:value-type="percentage">
            <text:p>25.0%</text:p>
          </table:table-cell>
          <table:table-cell table:style-name="ce18" table:formula="of:=FACT([.$A14])/(FACT([.D$10])*FACT([.$A14]-[.D$10]))*POWER(0.5;[.D$10])*POWER(0.5;([.$A14]-[.D$10]))" office:value-type="percentage" office:value="0.375" calcext:value-type="percentage">
            <text:p>37.5%</text:p>
          </table:table-cell>
          <table:table-cell table:style-name="ce18" table:formula="of:=FACT([.$A14])/(FACT([.E$10])*FACT([.$A14]-[.E$10]))*POWER(0.5;[.E$10])*POWER(0.5;([.$A14]-[.E$10]))" office:value-type="percentage" office:value="0.25" calcext:value-type="percentage">
            <text:p>25.0%</text:p>
          </table:table-cell>
          <table:table-cell table:style-name="ce18" table:formula="of:=FACT([.$A14])/(FACT([.F$10])*FACT([.$A14]-[.F$10]))*POWER(0.5;[.F$10])*POWER(0.5;([.$A14]-[.F$10]))" office:value-type="percentage" office:value="0.0625" calcext:value-type="percentage">
            <text:p>6.3%</text:p>
          </table:table-cell>
          <table:table-cell table:style-name="ce18" table:number-columns-repeated="6"/>
          <table:table-cell table:number-columns-repeated="2"/>
          <table:table-cell table:style-name="ce21" table:formula="of:=SUM([.B14:.N14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6" table:formula="of:=FACT([.$A15])/(FACT([.B$10])*FACT([.$A15]-[.B$10]))*POWER(0.5;[.B$10])*POWER(0.5;([.$A15]-[.B$10]))" office:value-type="percentage" office:value="0.03125" calcext:value-type="percentage">
            <text:p>3.1%</text:p>
          </table:table-cell>
          <table:table-cell table:style-name="ce16" table:formula="of:=FACT([.$A15])/(FACT([.C$10])*FACT([.$A15]-[.C$10]))*POWER(0.5;[.C$10])*POWER(0.5;([.$A15]-[.C$10]))" office:value-type="percentage" office:value="0.15625" calcext:value-type="percentage">
            <text:p>15.6%</text:p>
          </table:table-cell>
          <table:table-cell table:style-name="ce16" table:formula="of:=FACT([.$A15])/(FACT([.D$10])*FACT([.$A15]-[.D$10]))*POWER(0.5;[.D$10])*POWER(0.5;([.$A15]-[.D$10]))" office:value-type="percentage" office:value="0.3125" calcext:value-type="percentage">
            <text:p>31.3%</text:p>
          </table:table-cell>
          <table:table-cell table:style-name="ce18" table:formula="of:=FACT([.$A15])/(FACT([.E$10])*FACT([.$A15]-[.E$10]))*POWER(0.5;[.E$10])*POWER(0.5;([.$A15]-[.E$10]))" office:value-type="percentage" office:value="0.3125" calcext:value-type="percentage">
            <text:p>31.3%</text:p>
          </table:table-cell>
          <table:table-cell table:style-name="ce18" table:formula="of:=FACT([.$A15])/(FACT([.F$10])*FACT([.$A15]-[.F$10]))*POWER(0.5;[.F$10])*POWER(0.5;([.$A15]-[.F$10]))" office:value-type="percentage" office:value="0.15625" calcext:value-type="percentage">
            <text:p>15.6%</text:p>
          </table:table-cell>
          <table:table-cell table:style-name="ce18" table:formula="of:=FACT([.$A15])/(FACT([.G$10])*FACT([.$A15]-[.G$10]))*POWER(0.5;[.G$10])*POWER(0.5;([.$A15]-[.G$10]))" office:value-type="percentage" office:value="0.03125" calcext:value-type="percentage">
            <text:p>3.1%</text:p>
          </table:table-cell>
          <table:table-cell table:style-name="ce18" table:number-columns-repeated="5"/>
          <table:table-cell table:number-columns-repeated="2"/>
          <table:table-cell table:style-name="ce21" table:formula="of:=SUM([.B15:.N15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6" table:formula="of:=FACT([.$A16])/(FACT([.B$10])*FACT([.$A16]-[.B$10]))*POWER(0.5;[.B$10])*POWER(0.5;([.$A16]-[.B$10]))" office:value-type="percentage" office:value="0.015625" calcext:value-type="percentage">
            <text:p>1.6%</text:p>
          </table:table-cell>
          <table:table-cell table:style-name="ce16" table:formula="of:=FACT([.$A16])/(FACT([.C$10])*FACT([.$A16]-[.C$10]))*POWER(0.5;[.C$10])*POWER(0.5;([.$A16]-[.C$10]))" office:value-type="percentage" office:value="0.09375" calcext:value-type="percentage">
            <text:p>9.4%</text:p>
          </table:table-cell>
          <table:table-cell table:style-name="ce16" table:formula="of:=FACT([.$A16])/(FACT([.D$10])*FACT([.$A16]-[.D$10]))*POWER(0.5;[.D$10])*POWER(0.5;([.$A16]-[.D$10]))" office:value-type="percentage" office:value="0.234375" calcext:value-type="percentage">
            <text:p>23.4%</text:p>
          </table:table-cell>
          <table:table-cell table:style-name="ce18" table:formula="of:=FACT([.$A16])/(FACT([.E$10])*FACT([.$A16]-[.E$10]))*POWER(0.5;[.E$10])*POWER(0.5;([.$A16]-[.E$10]))" office:value-type="percentage" office:value="0.3125" calcext:value-type="percentage">
            <text:p>31.3%</text:p>
          </table:table-cell>
          <table:table-cell table:style-name="ce18" table:formula="of:=FACT([.$A16])/(FACT([.F$10])*FACT([.$A16]-[.F$10]))*POWER(0.5;[.F$10])*POWER(0.5;([.$A16]-[.F$10]))" office:value-type="percentage" office:value="0.234375" calcext:value-type="percentage">
            <text:p>23.4%</text:p>
          </table:table-cell>
          <table:table-cell table:style-name="ce18" table:formula="of:=FACT([.$A16])/(FACT([.G$10])*FACT([.$A16]-[.G$10]))*POWER(0.5;[.G$10])*POWER(0.5;([.$A16]-[.G$10]))" office:value-type="percentage" office:value="0.09375" calcext:value-type="percentage">
            <text:p>9.4%</text:p>
          </table:table-cell>
          <table:table-cell table:style-name="ce18" table:formula="of:=FACT([.$A16])/(FACT([.H$10])*FACT([.$A16]-[.H$10]))*POWER(0.5;[.H$10])*POWER(0.5;([.$A16]-[.H$10]))" office:value-type="percentage" office:value="0.015625" calcext:value-type="percentage">
            <text:p>1.6%</text:p>
          </table:table-cell>
          <table:table-cell table:style-name="ce18" table:number-columns-repeated="4"/>
          <table:table-cell table:number-columns-repeated="2"/>
          <table:table-cell table:style-name="ce21" table:formula="of:=SUM([.B16:.N16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6" table:formula="of:=FACT([.$A17])/(FACT([.B$10])*FACT([.$A17]-[.B$10]))*POWER(0.5;[.B$10])*POWER(0.5;([.$A17]-[.B$10]))" office:value-type="percentage" office:value="0.0078125" calcext:value-type="percentage">
            <text:p>0.8%</text:p>
          </table:table-cell>
          <table:table-cell table:style-name="ce16" table:formula="of:=FACT([.$A17])/(FACT([.C$10])*FACT([.$A17]-[.C$10]))*POWER(0.5;[.C$10])*POWER(0.5;([.$A17]-[.C$10]))" office:value-type="percentage" office:value="0.0546875" calcext:value-type="percentage">
            <text:p>5.5%</text:p>
          </table:table-cell>
          <table:table-cell table:style-name="ce16" table:formula="of:=FACT([.$A17])/(FACT([.D$10])*FACT([.$A17]-[.D$10]))*POWER(0.5;[.D$10])*POWER(0.5;([.$A17]-[.D$10]))" office:value-type="percentage" office:value="0.1640625" calcext:value-type="percentage">
            <text:p>16.4%</text:p>
          </table:table-cell>
          <table:table-cell table:style-name="ce16" table:formula="of:=FACT([.$A17])/(FACT([.E$10])*FACT([.$A17]-[.E$10]))*POWER(0.5;[.E$10])*POWER(0.5;([.$A17]-[.E$10]))" office:value-type="percentage" office:value="0.2734375" calcext:value-type="percentage">
            <text:p>27.3%</text:p>
          </table:table-cell>
          <table:table-cell table:style-name="ce18" table:formula="of:=FACT([.$A17])/(FACT([.F$10])*FACT([.$A17]-[.F$10]))*POWER(0.5;[.F$10])*POWER(0.5;([.$A17]-[.F$10]))" office:value-type="percentage" office:value="0.2734375" calcext:value-type="percentage">
            <text:p>27.3%</text:p>
          </table:table-cell>
          <table:table-cell table:style-name="ce18" table:formula="of:=FACT([.$A17])/(FACT([.G$10])*FACT([.$A17]-[.G$10]))*POWER(0.5;[.G$10])*POWER(0.5;([.$A17]-[.G$10]))" office:value-type="percentage" office:value="0.1640625" calcext:value-type="percentage">
            <text:p>16.4%</text:p>
          </table:table-cell>
          <table:table-cell table:style-name="ce18" table:formula="of:=FACT([.$A17])/(FACT([.H$10])*FACT([.$A17]-[.H$10]))*POWER(0.5;[.H$10])*POWER(0.5;([.$A17]-[.H$10]))" office:value-type="percentage" office:value="0.0546875" calcext:value-type="percentage">
            <text:p>5.5%</text:p>
          </table:table-cell>
          <table:table-cell table:style-name="ce18" table:formula="of:=FACT([.$A17])/(FACT([.I$10])*FACT([.$A17]-[.I$10]))*POWER(0.5;[.I$10])*POWER(0.5;([.$A17]-[.I$10]))" office:value-type="percentage" office:value="0.0078125" calcext:value-type="percentage">
            <text:p>0.8%</text:p>
          </table:table-cell>
          <table:table-cell table:style-name="ce18" table:number-columns-repeated="3"/>
          <table:table-cell table:number-columns-repeated="2"/>
          <table:table-cell table:style-name="ce21" table:formula="of:=SUM([.B17:.N17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6" table:formula="of:=FACT([.$A18])/(FACT([.B$10])*FACT([.$A18]-[.B$10]))*POWER(0.5;[.B$10])*POWER(0.5;([.$A18]-[.B$10]))" office:value-type="percentage" office:value="0.00390625" calcext:value-type="percentage">
            <text:p>0.4%</text:p>
          </table:table-cell>
          <table:table-cell table:style-name="ce16" table:formula="of:=FACT([.$A18])/(FACT([.C$10])*FACT([.$A18]-[.C$10]))*POWER(0.5;[.C$10])*POWER(0.5;([.$A18]-[.C$10]))" office:value-type="percentage" office:value="0.03125" calcext:value-type="percentage">
            <text:p>3.1%</text:p>
          </table:table-cell>
          <table:table-cell table:style-name="ce16" table:formula="of:=FACT([.$A18])/(FACT([.D$10])*FACT([.$A18]-[.D$10]))*POWER(0.5;[.D$10])*POWER(0.5;([.$A18]-[.D$10]))" office:value-type="percentage" office:value="0.109375" calcext:value-type="percentage">
            <text:p>10.9%</text:p>
          </table:table-cell>
          <table:table-cell table:style-name="ce16" table:formula="of:=FACT([.$A18])/(FACT([.E$10])*FACT([.$A18]-[.E$10]))*POWER(0.5;[.E$10])*POWER(0.5;([.$A18]-[.E$10]))" office:value-type="percentage" office:value="0.21875" calcext:value-type="percentage">
            <text:p>21.9%</text:p>
          </table:table-cell>
          <table:table-cell table:style-name="ce18" table:formula="of:=FACT([.$A18])/(FACT([.F$10])*FACT([.$A18]-[.F$10]))*POWER(0.5;[.F$10])*POWER(0.5;([.$A18]-[.F$10]))" office:value-type="percentage" office:value="0.2734375" calcext:value-type="percentage">
            <text:p>27.3%</text:p>
          </table:table-cell>
          <table:table-cell table:style-name="ce18" table:formula="of:=FACT([.$A18])/(FACT([.G$10])*FACT([.$A18]-[.G$10]))*POWER(0.5;[.G$10])*POWER(0.5;([.$A18]-[.G$10]))" office:value-type="percentage" office:value="0.21875" calcext:value-type="percentage">
            <text:p>21.9%</text:p>
          </table:table-cell>
          <table:table-cell table:style-name="ce18" table:formula="of:=FACT([.$A18])/(FACT([.H$10])*FACT([.$A18]-[.H$10]))*POWER(0.5;[.H$10])*POWER(0.5;([.$A18]-[.H$10]))" office:value-type="percentage" office:value="0.109375" calcext:value-type="percentage">
            <text:p>10.9%</text:p>
          </table:table-cell>
          <table:table-cell table:style-name="ce18" table:formula="of:=FACT([.$A18])/(FACT([.I$10])*FACT([.$A18]-[.I$10]))*POWER(0.5;[.I$10])*POWER(0.5;([.$A18]-[.I$10]))" office:value-type="percentage" office:value="0.03125" calcext:value-type="percentage">
            <text:p>3.1%</text:p>
          </table:table-cell>
          <table:table-cell table:style-name="ce18" table:formula="of:=FACT([.$A18])/(FACT([.J$10])*FACT([.$A18]-[.J$10]))*POWER(0.5;[.J$10])*POWER(0.5;([.$A18]-[.J$10]))" office:value-type="percentage" office:value="0.00390625" calcext:value-type="percentage">
            <text:p>0.4%</text:p>
          </table:table-cell>
          <table:table-cell table:style-name="ce18" table:number-columns-repeated="2"/>
          <table:table-cell table:number-columns-repeated="2"/>
          <table:table-cell table:style-name="ce21" table:formula="of:=SUM([.B18:.N18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6" table:formula="of:=FACT([.$A19])/(FACT([.B$10])*FACT([.$A19]-[.B$10]))*POWER(0.5;[.B$10])*POWER(0.5;([.$A19]-[.B$10]))" office:value-type="percentage" office:value="0.001953125" calcext:value-type="percentage">
            <text:p>0.2%</text:p>
          </table:table-cell>
          <table:table-cell table:style-name="ce16" table:formula="of:=FACT([.$A19])/(FACT([.C$10])*FACT([.$A19]-[.C$10]))*POWER(0.5;[.C$10])*POWER(0.5;([.$A19]-[.C$10]))" office:value-type="percentage" office:value="0.017578125" calcext:value-type="percentage">
            <text:p>1.8%</text:p>
          </table:table-cell>
          <table:table-cell table:style-name="ce16" table:formula="of:=FACT([.$A19])/(FACT([.D$10])*FACT([.$A19]-[.D$10]))*POWER(0.5;[.D$10])*POWER(0.5;([.$A19]-[.D$10]))" office:value-type="percentage" office:value="0.0703125" calcext:value-type="percentage">
            <text:p>7.0%</text:p>
          </table:table-cell>
          <table:table-cell table:style-name="ce16" table:formula="of:=FACT([.$A19])/(FACT([.E$10])*FACT([.$A19]-[.E$10]))*POWER(0.5;[.E$10])*POWER(0.5;([.$A19]-[.E$10]))" office:value-type="percentage" office:value="0.1640625" calcext:value-type="percentage">
            <text:p>16.4%</text:p>
          </table:table-cell>
          <table:table-cell table:style-name="ce16" table:formula="of:=FACT([.$A19])/(FACT([.F$10])*FACT([.$A19]-[.F$10]))*POWER(0.5;[.F$10])*POWER(0.5;([.$A19]-[.F$10]))" office:value-type="percentage" office:value="0.24609375" calcext:value-type="percentage">
            <text:p>24.6%</text:p>
          </table:table-cell>
          <table:table-cell table:style-name="ce18" table:formula="of:=FACT([.$A19])/(FACT([.G$10])*FACT([.$A19]-[.G$10]))*POWER(0.5;[.G$10])*POWER(0.5;([.$A19]-[.G$10]))" office:value-type="percentage" office:value="0.24609375" calcext:value-type="percentage">
            <text:p>24.6%</text:p>
          </table:table-cell>
          <table:table-cell table:style-name="ce18" table:formula="of:=FACT([.$A19])/(FACT([.H$10])*FACT([.$A19]-[.H$10]))*POWER(0.5;[.H$10])*POWER(0.5;([.$A19]-[.H$10]))" office:value-type="percentage" office:value="0.1640625" calcext:value-type="percentage">
            <text:p>16.4%</text:p>
          </table:table-cell>
          <table:table-cell table:style-name="ce18" table:formula="of:=FACT([.$A19])/(FACT([.I$10])*FACT([.$A19]-[.I$10]))*POWER(0.5;[.I$10])*POWER(0.5;([.$A19]-[.I$10]))" office:value-type="percentage" office:value="0.0703125" calcext:value-type="percentage">
            <text:p>7.0%</text:p>
          </table:table-cell>
          <table:table-cell table:style-name="ce18" table:formula="of:=FACT([.$A19])/(FACT([.J$10])*FACT([.$A19]-[.J$10]))*POWER(0.5;[.J$10])*POWER(0.5;([.$A19]-[.J$10]))" office:value-type="percentage" office:value="0.017578125" calcext:value-type="percentage">
            <text:p>1.8%</text:p>
          </table:table-cell>
          <table:table-cell table:style-name="ce18" table:formula="of:=FACT([.$A19])/(FACT([.K$10])*FACT([.$A19]-[.K$10]))*POWER(0.5;[.K$10])*POWER(0.5;([.$A19]-[.K$10]))" office:value-type="percentage" office:value="0.001953125" calcext:value-type="percentage">
            <text:p>0.2%</text:p>
          </table:table-cell>
          <table:table-cell table:style-name="ce18"/>
          <table:table-cell table:number-columns-repeated="2"/>
          <table:table-cell table:style-name="ce21" table:formula="of:=SUM([.B19:.N19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6" table:formula="of:=FACT([.$A20])/(FACT([.B$10])*FACT([.$A20]-[.B$10]))*POWER(0.5;[.B$10])*POWER(0.5;([.$A20]-[.B$10]))" office:value-type="percentage" office:value="0.0009765625" calcext:value-type="percentage">
            <text:p>0.1%</text:p>
          </table:table-cell>
          <table:table-cell table:style-name="ce16" table:formula="of:=FACT([.$A20])/(FACT([.C$10])*FACT([.$A20]-[.C$10]))*POWER(0.5;[.C$10])*POWER(0.5;([.$A20]-[.C$10]))" office:value-type="percentage" office:value="0.009765625" calcext:value-type="percentage">
            <text:p>1.0%</text:p>
          </table:table-cell>
          <table:table-cell table:style-name="ce16" table:formula="of:=FACT([.$A20])/(FACT([.D$10])*FACT([.$A20]-[.D$10]))*POWER(0.5;[.D$10])*POWER(0.5;([.$A20]-[.D$10]))" office:value-type="percentage" office:value="0.0439453125" calcext:value-type="percentage">
            <text:p>4.4%</text:p>
          </table:table-cell>
          <table:table-cell table:style-name="ce16" table:formula="of:=FACT([.$A20])/(FACT([.E$10])*FACT([.$A20]-[.E$10]))*POWER(0.5;[.E$10])*POWER(0.5;([.$A20]-[.E$10]))" office:value-type="percentage" office:value="0.1171875" calcext:value-type="percentage">
            <text:p>11.7%</text:p>
          </table:table-cell>
          <table:table-cell table:style-name="ce16" table:formula="of:=FACT([.$A20])/(FACT([.F$10])*FACT([.$A20]-[.F$10]))*POWER(0.5;[.F$10])*POWER(0.5;([.$A20]-[.F$10]))" office:value-type="percentage" office:value="0.205078125" calcext:value-type="percentage">
            <text:p>20.5%</text:p>
          </table:table-cell>
          <table:table-cell table:style-name="ce18" table:formula="of:=FACT([.$A20])/(FACT([.G$10])*FACT([.$A20]-[.G$10]))*POWER(0.5;[.G$10])*POWER(0.5;([.$A20]-[.G$10]))" office:value-type="percentage" office:value="0.24609375" calcext:value-type="percentage">
            <text:p>24.6%</text:p>
          </table:table-cell>
          <table:table-cell table:style-name="ce18" table:formula="of:=FACT([.$A20])/(FACT([.H$10])*FACT([.$A20]-[.H$10]))*POWER(0.5;[.H$10])*POWER(0.5;([.$A20]-[.H$10]))" office:value-type="percentage" office:value="0.205078125" calcext:value-type="percentage">
            <text:p>20.5%</text:p>
          </table:table-cell>
          <table:table-cell table:style-name="ce18" table:formula="of:=FACT([.$A20])/(FACT([.I$10])*FACT([.$A20]-[.I$10]))*POWER(0.5;[.I$10])*POWER(0.5;([.$A20]-[.I$10]))" office:value-type="percentage" office:value="0.1171875" calcext:value-type="percentage">
            <text:p>11.7%</text:p>
          </table:table-cell>
          <table:table-cell table:style-name="ce18" table:formula="of:=FACT([.$A20])/(FACT([.J$10])*FACT([.$A20]-[.J$10]))*POWER(0.5;[.J$10])*POWER(0.5;([.$A20]-[.J$10]))" office:value-type="percentage" office:value="0.0439453125" calcext:value-type="percentage">
            <text:p>4.4%</text:p>
          </table:table-cell>
          <table:table-cell table:style-name="ce18" table:formula="of:=FACT([.$A20])/(FACT([.K$10])*FACT([.$A20]-[.K$10]))*POWER(0.5;[.K$10])*POWER(0.5;([.$A20]-[.K$10]))" office:value-type="percentage" office:value="0.009765625" calcext:value-type="percentage">
            <text:p>1.0%</text:p>
          </table:table-cell>
          <table:table-cell table:style-name="ce18" table:formula="of:=FACT([.$A20])/(FACT([.L$10])*FACT([.$A20]-[.L$10]))*POWER(0.5;[.L$10])*POWER(0.5;([.$A20]-[.L$10]))" office:value-type="percentage" office:value="0.0009765625" calcext:value-type="percentage">
            <text:p>0.1%</text:p>
          </table:table-cell>
          <table:table-cell table:number-columns-repeated="2"/>
          <table:table-cell table:style-name="ce21" table:formula="of:=SUM([.B20:.N20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6" table:formula="of:=FACT([.$A21])/(FACT([.B$10])*FACT([.$A21]-[.B$10]))*POWER(0.5;[.B$10])*POWER(0.5;([.$A21]-[.B$10]))" office:value-type="percentage" office:value="0.00048828125" calcext:value-type="percentage">
            <text:p>0.0%</text:p>
          </table:table-cell>
          <table:table-cell table:style-name="ce16" table:formula="of:=FACT([.$A21])/(FACT([.C$10])*FACT([.$A21]-[.C$10]))*POWER(0.5;[.C$10])*POWER(0.5;([.$A21]-[.C$10]))" office:value-type="percentage" office:value="0.00537109375" calcext:value-type="percentage">
            <text:p>0.5%</text:p>
          </table:table-cell>
          <table:table-cell table:style-name="ce16" table:formula="of:=FACT([.$A21])/(FACT([.D$10])*FACT([.$A21]-[.D$10]))*POWER(0.5;[.D$10])*POWER(0.5;([.$A21]-[.D$10]))" office:value-type="percentage" office:value="0.02685546875" calcext:value-type="percentage">
            <text:p>2.7%</text:p>
          </table:table-cell>
          <table:table-cell table:style-name="ce16" table:formula="of:=FACT([.$A21])/(FACT([.E$10])*FACT([.$A21]-[.E$10]))*POWER(0.5;[.E$10])*POWER(0.5;([.$A21]-[.E$10]))" office:value-type="percentage" office:value="0.08056640625" calcext:value-type="percentage">
            <text:p>8.1%</text:p>
          </table:table-cell>
          <table:table-cell table:style-name="ce16" table:formula="of:=FACT([.$A21])/(FACT([.F$10])*FACT([.$A21]-[.F$10]))*POWER(0.5;[.F$10])*POWER(0.5;([.$A21]-[.F$10]))" office:value-type="percentage" office:value="0.1611328125" calcext:value-type="percentage">
            <text:p>16.1%</text:p>
          </table:table-cell>
          <table:table-cell table:style-name="ce16" table:formula="of:=FACT([.$A21])/(FACT([.G$10])*FACT([.$A21]-[.G$10]))*POWER(0.5;[.G$10])*POWER(0.5;([.$A21]-[.G$10]))" office:value-type="percentage" office:value="0.2255859375" calcext:value-type="percentage">
            <text:p>22.6%</text:p>
          </table:table-cell>
          <table:table-cell table:style-name="ce18" table:formula="of:=FACT([.$A21])/(FACT([.H$10])*FACT([.$A21]-[.H$10]))*POWER(0.5;[.H$10])*POWER(0.5;([.$A21]-[.H$10]))" office:value-type="percentage" office:value="0.2255859375" calcext:value-type="percentage">
            <text:p>22.6%</text:p>
          </table:table-cell>
          <table:table-cell table:style-name="ce18" table:formula="of:=FACT([.$A21])/(FACT([.I$10])*FACT([.$A21]-[.I$10]))*POWER(0.5;[.I$10])*POWER(0.5;([.$A21]-[.I$10]))" office:value-type="percentage" office:value="0.1611328125" calcext:value-type="percentage">
            <text:p>16.1%</text:p>
          </table:table-cell>
          <table:table-cell table:style-name="ce18" table:formula="of:=FACT([.$A21])/(FACT([.J$10])*FACT([.$A21]-[.J$10]))*POWER(0.5;[.J$10])*POWER(0.5;([.$A21]-[.J$10]))" office:value-type="percentage" office:value="0.08056640625" calcext:value-type="percentage">
            <text:p>8.1%</text:p>
          </table:table-cell>
          <table:table-cell table:style-name="ce18" table:formula="of:=FACT([.$A21])/(FACT([.K$10])*FACT([.$A21]-[.K$10]))*POWER(0.5;[.K$10])*POWER(0.5;([.$A21]-[.K$10]))" office:value-type="percentage" office:value="0.02685546875" calcext:value-type="percentage">
            <text:p>2.7%</text:p>
          </table:table-cell>
          <table:table-cell table:style-name="ce18" table:formula="of:=FACT([.$A21])/(FACT([.L$10])*FACT([.$A21]-[.L$10]))*POWER(0.5;[.L$10])*POWER(0.5;([.$A21]-[.L$10]))" office:value-type="percentage" office:value="0.00537109375" calcext:value-type="percentage">
            <text:p>0.5%</text:p>
          </table:table-cell>
          <table:table-cell table:style-name="ce18" table:formula="of:=FACT([.$A21])/(FACT([.M$10])*FACT([.$A21]-[.M$10]))*POWER(0.5;[.M$10])*POWER(0.5;([.$A21]-[.M$10]))" office:value-type="percentage" office:value="0.00048828125" calcext:value-type="percentage">
            <text:p>0.0%</text:p>
          </table:table-cell>
          <table:table-cell/>
          <table:table-cell table:style-name="ce21" table:formula="of:=SUM([.B21:.N21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6" table:formula="of:=FACT([.$A22])/(FACT([.B$10])*FACT([.$A22]-[.B$10]))*POWER(0.5;[.B$10])*POWER(0.5;([.$A22]-[.B$10]))" office:value-type="percentage" office:value="0.000244140625" calcext:value-type="percentage">
            <text:p>0.0%</text:p>
          </table:table-cell>
          <table:table-cell table:style-name="ce16" table:formula="of:=FACT([.$A22])/(FACT([.C$10])*FACT([.$A22]-[.C$10]))*POWER(0.5;[.C$10])*POWER(0.5;([.$A22]-[.C$10]))" office:value-type="percentage" office:value="0.0029296875" calcext:value-type="percentage">
            <text:p>0.3%</text:p>
          </table:table-cell>
          <table:table-cell table:style-name="ce16" table:formula="of:=FACT([.$A22])/(FACT([.D$10])*FACT([.$A22]-[.D$10]))*POWER(0.5;[.D$10])*POWER(0.5;([.$A22]-[.D$10]))" office:value-type="percentage" office:value="0.01611328125" calcext:value-type="percentage">
            <text:p>1.6%</text:p>
          </table:table-cell>
          <table:table-cell table:style-name="ce16" table:formula="of:=FACT([.$A22])/(FACT([.E$10])*FACT([.$A22]-[.E$10]))*POWER(0.5;[.E$10])*POWER(0.5;([.$A22]-[.E$10]))" office:value-type="percentage" office:value="0.0537109375" calcext:value-type="percentage">
            <text:p>5.4%</text:p>
          </table:table-cell>
          <table:table-cell table:style-name="ce16" table:formula="of:=FACT([.$A22])/(FACT([.F$10])*FACT([.$A22]-[.F$10]))*POWER(0.5;[.F$10])*POWER(0.5;([.$A22]-[.F$10]))" office:value-type="percentage" office:value="0.120849609375" calcext:value-type="percentage">
            <text:p>12.1%</text:p>
          </table:table-cell>
          <table:table-cell table:style-name="ce16" table:formula="of:=FACT([.$A22])/(FACT([.G$10])*FACT([.$A22]-[.G$10]))*POWER(0.5;[.G$10])*POWER(0.5;([.$A22]-[.G$10]))" office:value-type="percentage" office:value="0.193359375" calcext:value-type="percentage">
            <text:p>19.3%</text:p>
          </table:table-cell>
          <table:table-cell table:style-name="ce18" table:formula="of:=FACT([.$A22])/(FACT([.H$10])*FACT([.$A22]-[.H$10]))*POWER(0.5;[.H$10])*POWER(0.5;([.$A22]-[.H$10]))" office:value-type="percentage" office:value="0.2255859375" calcext:value-type="percentage">
            <text:p>22.6%</text:p>
          </table:table-cell>
          <table:table-cell table:style-name="ce18" table:formula="of:=FACT([.$A22])/(FACT([.I$10])*FACT([.$A22]-[.I$10]))*POWER(0.5;[.I$10])*POWER(0.5;([.$A22]-[.I$10]))" office:value-type="percentage" office:value="0.193359375" calcext:value-type="percentage">
            <text:p>19.3%</text:p>
          </table:table-cell>
          <table:table-cell table:style-name="ce18" table:formula="of:=FACT([.$A22])/(FACT([.J$10])*FACT([.$A22]-[.J$10]))*POWER(0.5;[.J$10])*POWER(0.5;([.$A22]-[.J$10]))" office:value-type="percentage" office:value="0.120849609375" calcext:value-type="percentage">
            <text:p>12.1%</text:p>
          </table:table-cell>
          <table:table-cell table:style-name="ce18" table:formula="of:=FACT([.$A22])/(FACT([.K$10])*FACT([.$A22]-[.K$10]))*POWER(0.5;[.K$10])*POWER(0.5;([.$A22]-[.K$10]))" office:value-type="percentage" office:value="0.0537109375" calcext:value-type="percentage">
            <text:p>5.4%</text:p>
          </table:table-cell>
          <table:table-cell table:style-name="ce18" table:formula="of:=FACT([.$A22])/(FACT([.L$10])*FACT([.$A22]-[.L$10]))*POWER(0.5;[.L$10])*POWER(0.5;([.$A22]-[.L$10]))" office:value-type="percentage" office:value="0.01611328125" calcext:value-type="percentage">
            <text:p>1.6%</text:p>
          </table:table-cell>
          <table:table-cell table:style-name="ce18" table:formula="of:=FACT([.$A22])/(FACT([.M$10])*FACT([.$A22]-[.M$10]))*POWER(0.5;[.M$10])*POWER(0.5;([.$A22]-[.M$10]))" office:value-type="percentage" office:value="0.0029296875" calcext:value-type="percentage">
            <text:p>0.3%</text:p>
          </table:table-cell>
          <table:table-cell table:style-name="ce18" table:formula="of:=FACT([.$A22])/(FACT([.N$10])*FACT([.$A22]-[.N$10]))*POWER(0.5;[.N$10])*POWER(0.5;([.$A22]-[.N$10]))" office:value-type="percentage" office:value="0.000244140625" calcext:value-type="percentage">
            <text:p>0.0%</text:p>
          </table:table-cell>
          <table:table-cell table:style-name="ce21" table:formula="of:=SUM([.B22:.N22])" office:value-type="percentage" office:value="1" calcext:value-type="percentage">
            <text:p>100.00%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robability of getting at least N questions correct (If you got this many right, you're in the X percentile)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Correct Q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 Q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22" table:formula="of:=FACT([.$A27])/(FACT([.B$26])*FACT([.$A27]-[.B$26]))*POWER(0.5;[.B$26])*POWER(0.5;([.$A27]-[.B$26]))" office:value-type="percentage" office:value="0.5" calcext:value-type="percentage">
            <text:p>50.0%</text:p>
          </table:table-cell>
          <table:table-cell table:style-name="ce23" table:formula="of:=SUM([.$B11:.B11])" office:value-type="percentage" office:value="0.5" calcext:value-type="percentage">
            <text:p>50.0%</text:p>
          </table:table-cell>
          <table:table-cell table:style-name="ce23" table:number-columns-repeated="9"/>
          <table:table-cell table:style-name="ce24" table:number-columns-repeated="2"/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2" table:formula="of:=FACT([.$A28])/(FACT([.B$26])*FACT([.$A28]-[.B$26]))*POWER(0.5;[.B$26])*POWER(0.5;([.$A28]-[.B$26]))" office:value-type="percentage" office:value="0.25" calcext:value-type="percentage">
            <text:p>25.0%</text:p>
          </table:table-cell>
          <table:table-cell table:style-name="ce23" table:formula="of:=SUM([.$B12:.B12])" office:value-type="percentage" office:value="0.25" calcext:value-type="percentage">
            <text:p>25.0%</text:p>
          </table:table-cell>
          <table:table-cell table:style-name="ce23" table:formula="of:=SUM([.$B12:.C12])" office:value-type="percentage" office:value="0.75" calcext:value-type="percentage">
            <text:p>75.0%</text:p>
          </table:table-cell>
          <table:table-cell table:style-name="ce23" office:value-type="percentage" office:value="8" calcext:value-type="percentage">
            <text:p>800.0%</text:p>
          </table:table-cell>
          <table:table-cell table:style-name="ce23" table:number-columns-repeated="7"/>
          <table:table-cell table:style-name="ce24" table:number-columns-repeated="2"/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2" table:formula="of:=FACT([.$A29])/(FACT([.B$26])*FACT([.$A29]-[.B$26]))*POWER(0.5;[.B$26])*POWER(0.5;([.$A29]-[.B$26]))" office:value-type="percentage" office:value="0.125" calcext:value-type="percentage">
            <text:p>12.5%</text:p>
          </table:table-cell>
          <table:table-cell table:style-name="ce22" table:formula="of:=SUM([.$B13:.B13])" office:value-type="percentage" office:value="0.125" calcext:value-type="percentage">
            <text:p>12.5%</text:p>
          </table:table-cell>
          <table:table-cell table:style-name="ce23" table:formula="of:=SUM([.$B13:.C13])" office:value-type="percentage" office:value="0.5" calcext:value-type="percentage">
            <text:p>50.0%</text:p>
          </table:table-cell>
          <table:table-cell table:style-name="ce23" table:formula="of:=SUM([.$B13:.D13])" office:value-type="percentage" office:value="0.875" calcext:value-type="percentage">
            <text:p>87.5%</text:p>
          </table:table-cell>
          <table:table-cell table:style-name="ce23" table:number-columns-repeated="7"/>
          <table:table-cell table:style-name="ce24" table:number-columns-repeated="2"/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2" table:formula="of:=FACT([.$A30])/(FACT([.B$26])*FACT([.$A30]-[.B$26]))*POWER(0.5;[.B$26])*POWER(0.5;([.$A30]-[.B$26]))" office:value-type="percentage" office:value="0.0625" calcext:value-type="percentage">
            <text:p>6.3%</text:p>
          </table:table-cell>
          <table:table-cell table:style-name="ce22" table:formula="of:=SUM([.$B14:.B14])" office:value-type="percentage" office:value="0.0625" calcext:value-type="percentage">
            <text:p>6.3%</text:p>
          </table:table-cell>
          <table:table-cell table:style-name="ce23" table:formula="of:=SUM([.$B14:.C14])" office:value-type="percentage" office:value="0.3125" calcext:value-type="percentage">
            <text:p>31.3%</text:p>
          </table:table-cell>
          <table:table-cell table:style-name="ce23" table:formula="of:=SUM([.$B14:.D14])" office:value-type="percentage" office:value="0.6875" calcext:value-type="percentage">
            <text:p>68.8%</text:p>
          </table:table-cell>
          <table:table-cell table:style-name="ce23" table:formula="of:=SUM([.$B14:.E14])" office:value-type="percentage" office:value="0.9375" calcext:value-type="percentage">
            <text:p>93.8%</text:p>
          </table:table-cell>
          <table:table-cell table:style-name="ce23" table:number-columns-repeated="6"/>
          <table:table-cell table:style-name="ce24" table:number-columns-repeated="2"/>
          <table:table-cell office:value-type="string" calcext:value-type="string">
            <text:p>4 of 4 = 1/16 = 93.8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2" table:formula="of:=FACT([.$A31])/(FACT([.B$26])*FACT([.$A31]-[.B$26]))*POWER(0.5;[.B$26])*POWER(0.5;([.$A31]-[.B$26]))" office:value-type="percentage" office:value="0.03125" calcext:value-type="percentage">
            <text:p>3.1%</text:p>
          </table:table-cell>
          <table:table-cell table:style-name="ce22" table:formula="of:=SUM([.$B15:.B15])" office:value-type="percentage" office:value="0.03125" calcext:value-type="percentage">
            <text:p>3.1%</text:p>
          </table:table-cell>
          <table:table-cell table:style-name="ce22" table:formula="of:=SUM([.$B15:.C15])" office:value-type="percentage" office:value="0.1875" calcext:value-type="percentage">
            <text:p>18.8%</text:p>
          </table:table-cell>
          <table:table-cell table:style-name="ce23" table:formula="of:=SUM([.$B15:.D15])" office:value-type="percentage" office:value="0.5" calcext:value-type="percentage">
            <text:p>50.0%</text:p>
          </table:table-cell>
          <table:table-cell table:style-name="ce23" table:formula="of:=SUM([.$B15:.E15])" office:value-type="percentage" office:value="0.8125" calcext:value-type="percentage">
            <text:p>81.3%</text:p>
          </table:table-cell>
          <table:table-cell table:style-name="ce23" table:formula="of:=SUM([.$B15:.F15])" office:value-type="percentage" office:value="0.96875" calcext:value-type="percentage">
            <text:p>96.9%</text:p>
          </table:table-cell>
          <table:table-cell table:style-name="ce23" table:number-columns-repeated="5"/>
          <table:table-cell table:style-name="ce24" table:number-columns-repeated="2"/>
          <table:table-cell office:value-type="string" calcext:value-type="string">
            <text:p>5 of 5 = 1/32 = 96.9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2" table:formula="of:=FACT([.$A32])/(FACT([.B$26])*FACT([.$A32]-[.B$26]))*POWER(0.5;[.B$26])*POWER(0.5;([.$A32]-[.B$26]))" office:value-type="percentage" office:value="0.015625" calcext:value-type="percentage">
            <text:p>1.6%</text:p>
          </table:table-cell>
          <table:table-cell table:style-name="ce22" table:formula="of:=SUM([.$B16:.B16])" office:value-type="percentage" office:value="0.015625" calcext:value-type="percentage">
            <text:p>1.6%</text:p>
          </table:table-cell>
          <table:table-cell table:style-name="ce22" table:formula="of:=SUM([.$B16:.C16])" office:value-type="percentage" office:value="0.109375" calcext:value-type="percentage">
            <text:p>10.9%</text:p>
          </table:table-cell>
          <table:table-cell table:style-name="ce23" table:formula="of:=SUM([.$B16:.D16])" office:value-type="percentage" office:value="0.34375" calcext:value-type="percentage">
            <text:p>34.4%</text:p>
          </table:table-cell>
          <table:table-cell table:style-name="ce23" table:formula="of:=SUM([.$B16:.E16])" office:value-type="percentage" office:value="0.65625" calcext:value-type="percentage">
            <text:p>65.6%</text:p>
          </table:table-cell>
          <table:table-cell table:style-name="ce23" table:formula="of:=SUM([.$B16:.F16])" office:value-type="percentage" office:value="0.890625" calcext:value-type="percentage">
            <text:p>89.1%</text:p>
          </table:table-cell>
          <table:table-cell table:style-name="ce23" table:formula="of:=SUM([.$B16:.G16])" office:value-type="percentage" office:value="0.984375" calcext:value-type="percentage">
            <text:p>98.4%</text:p>
          </table:table-cell>
          <table:table-cell table:style-name="ce23" table:number-columns-repeated="4"/>
          <table:table-cell table:style-name="ce24" table:number-columns-repeated="2"/>
          <table:table-cell office:value-type="string" calcext:value-type="string">
            <text:p>6 of 6 = 1/64 = 98.4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2" table:formula="of:=FACT([.$A33])/(FACT([.B$26])*FACT([.$A33]-[.B$26]))*POWER(0.5;[.B$26])*POWER(0.5;([.$A33]-[.B$26]))" office:value-type="percentage" office:value="0.0078125" calcext:value-type="percentage">
            <text:p>0.8%</text:p>
          </table:table-cell>
          <table:table-cell table:style-name="ce22" table:formula="of:=SUM([.$B17:.B17])" office:value-type="percentage" office:value="0.0078125" calcext:value-type="percentage">
            <text:p>0.8%</text:p>
          </table:table-cell>
          <table:table-cell table:style-name="ce22" table:formula="of:=SUM([.$B17:.C17])" office:value-type="percentage" office:value="0.0625" calcext:value-type="percentage">
            <text:p>6.3%</text:p>
          </table:table-cell>
          <table:table-cell table:style-name="ce22" table:formula="of:=SUM([.$B17:.D17])" office:value-type="percentage" office:value="0.2265625" calcext:value-type="percentage">
            <text:p>22.7%</text:p>
          </table:table-cell>
          <table:table-cell table:style-name="ce23" table:formula="of:=SUM([.$B17:.E17])" office:value-type="percentage" office:value="0.5" calcext:value-type="percentage">
            <text:p>50.0%</text:p>
          </table:table-cell>
          <table:table-cell table:style-name="ce23" table:formula="of:=SUM([.$B17:.F17])" office:value-type="percentage" office:value="0.7734375" calcext:value-type="percentage">
            <text:p>77.3%</text:p>
          </table:table-cell>
          <table:table-cell table:style-name="ce23" table:formula="of:=SUM([.$B17:.G17])" office:value-type="percentage" office:value="0.9375" calcext:value-type="percentage">
            <text:p>93.8%</text:p>
          </table:table-cell>
          <table:table-cell table:style-name="ce23" table:formula="of:=SUM([.$B17:.H17])" office:value-type="percentage" office:value="0.9921875" calcext:value-type="percentage">
            <text:p>99.2%</text:p>
          </table:table-cell>
          <table:table-cell table:style-name="ce23" table:number-columns-repeated="3"/>
          <table:table-cell table:style-name="ce24" table:number-columns-repeated="2"/>
          <table:table-cell office:value-type="string" calcext:value-type="string">
            <text:p>7 of 7 = 1/128 = 99.2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2" table:formula="of:=FACT([.$A34])/(FACT([.B$26])*FACT([.$A34]-[.B$26]))*POWER(0.5;[.B$26])*POWER(0.5;([.$A34]-[.B$26]))" office:value-type="percentage" office:value="0.00390625" calcext:value-type="percentage">
            <text:p>0.4%</text:p>
          </table:table-cell>
          <table:table-cell table:style-name="ce22" table:formula="of:=SUM([.$B18:.B18])" office:value-type="percentage" office:value="0.00390625" calcext:value-type="percentage">
            <text:p>0.4%</text:p>
          </table:table-cell>
          <table:table-cell table:style-name="ce22" table:formula="of:=SUM([.$B18:.C18])" office:value-type="percentage" office:value="0.03515625" calcext:value-type="percentage">
            <text:p>3.5%</text:p>
          </table:table-cell>
          <table:table-cell table:style-name="ce22" table:formula="of:=SUM([.$B18:.D18])" office:value-type="percentage" office:value="0.14453125" calcext:value-type="percentage">
            <text:p>14.5%</text:p>
          </table:table-cell>
          <table:table-cell table:style-name="ce23" table:formula="of:=SUM([.$B18:.E18])" office:value-type="percentage" office:value="0.36328125" calcext:value-type="percentage">
            <text:p>36.3%</text:p>
          </table:table-cell>
          <table:table-cell table:style-name="ce23" table:formula="of:=SUM([.$B18:.F18])" office:value-type="percentage" office:value="0.63671875" calcext:value-type="percentage">
            <text:p>63.7%</text:p>
          </table:table-cell>
          <table:table-cell table:style-name="ce23" table:formula="of:=SUM([.$B18:.G18])" office:value-type="percentage" office:value="0.85546875" calcext:value-type="percentage">
            <text:p>85.5%</text:p>
          </table:table-cell>
          <table:table-cell table:style-name="ce23" table:formula="of:=SUM([.$B18:.H18])" office:value-type="percentage" office:value="0.96484375" calcext:value-type="percentage">
            <text:p>96.5%</text:p>
          </table:table-cell>
          <table:table-cell table:style-name="ce23" table:formula="of:=SUM([.$B18:.I18])" office:value-type="percentage" office:value="0.99609375" calcext:value-type="percentage">
            <text:p>99.6%</text:p>
          </table:table-cell>
          <table:table-cell table:style-name="ce23" table:number-columns-repeated="2"/>
          <table:table-cell table:style-name="ce24" table:number-columns-repeated="2"/>
          <table:table-cell office:value-type="string" calcext:value-type="string">
            <text:p>8 of 8 = 1/256 = 99.6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2" table:formula="of:=FACT([.$A35])/(FACT([.B$26])*FACT([.$A35]-[.B$26]))*POWER(0.5;[.B$26])*POWER(0.5;([.$A35]-[.B$26]))" office:value-type="percentage" office:value="0.001953125" calcext:value-type="percentage">
            <text:p>0.2%</text:p>
          </table:table-cell>
          <table:table-cell table:style-name="ce22" table:formula="of:=SUM([.$B19:.B19])" office:value-type="percentage" office:value="0.001953125" calcext:value-type="percentage">
            <text:p>0.2%</text:p>
          </table:table-cell>
          <table:table-cell table:style-name="ce22" table:formula="of:=SUM([.$B19:.C19])" office:value-type="percentage" office:value="0.01953125" calcext:value-type="percentage">
            <text:p>2.0%</text:p>
          </table:table-cell>
          <table:table-cell table:style-name="ce22" table:formula="of:=SUM([.$B19:.D19])" office:value-type="percentage" office:value="0.08984375" calcext:value-type="percentage">
            <text:p>9.0%</text:p>
          </table:table-cell>
          <table:table-cell table:style-name="ce22" table:formula="of:=SUM([.$B19:.E19])" office:value-type="percentage" office:value="0.25390625" calcext:value-type="percentage">
            <text:p>25.4%</text:p>
          </table:table-cell>
          <table:table-cell table:style-name="ce23" table:formula="of:=SUM([.$B19:.F19])" office:value-type="percentage" office:value="0.5" calcext:value-type="percentage">
            <text:p>50.0%</text:p>
          </table:table-cell>
          <table:table-cell table:style-name="ce23" table:formula="of:=SUM([.$B19:.G19])" office:value-type="percentage" office:value="0.74609375" calcext:value-type="percentage">
            <text:p>74.6%</text:p>
          </table:table-cell>
          <table:table-cell table:style-name="ce23" table:formula="of:=SUM([.$B19:.H19])" office:value-type="percentage" office:value="0.91015625" calcext:value-type="percentage">
            <text:p>91.0%</text:p>
          </table:table-cell>
          <table:table-cell table:style-name="ce23" table:formula="of:=SUM([.$B19:.I19])" office:value-type="percentage" office:value="0.98046875" calcext:value-type="percentage">
            <text:p>98.0%</text:p>
          </table:table-cell>
          <table:table-cell table:style-name="ce23" table:formula="of:=SUM([.$B19:.J19])" office:value-type="percentage" office:value="0.998046875" calcext:value-type="percentage">
            <text:p>99.8%</text:p>
          </table:table-cell>
          <table:table-cell table:style-name="ce23"/>
          <table:table-cell table:style-name="ce24" table:number-columns-repeated="2"/>
          <table:table-cell office:value-type="string" calcext:value-type="string">
            <text:p>9 of 9 = 1/512 = 99.8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22" table:formula="of:=FACT([.$A36])/(FACT([.B$26])*FACT([.$A36]-[.B$26]))*POWER(0.5;[.B$26])*POWER(0.5;([.$A36]-[.B$26]))" office:value-type="percentage" office:value="0.0009765625" calcext:value-type="percentage">
            <text:p>0.1%</text:p>
          </table:table-cell>
          <table:table-cell table:style-name="ce22" table:formula="of:=SUM([.$B20:.B20])" office:value-type="percentage" office:value="0.0009765625" calcext:value-type="percentage">
            <text:p>0.1%</text:p>
          </table:table-cell>
          <table:table-cell table:style-name="ce22" table:formula="of:=SUM([.$B20:.C20])" office:value-type="percentage" office:value="0.0107421875" calcext:value-type="percentage">
            <text:p>1.1%</text:p>
          </table:table-cell>
          <table:table-cell table:style-name="ce22" table:formula="of:=SUM([.$B20:.D20])" office:value-type="percentage" office:value="0.0546875" calcext:value-type="percentage">
            <text:p>5.5%</text:p>
          </table:table-cell>
          <table:table-cell table:style-name="ce22" table:formula="of:=SUM([.$B20:.E20])" office:value-type="percentage" office:value="0.171875" calcext:value-type="percentage">
            <text:p>17.2%</text:p>
          </table:table-cell>
          <table:table-cell table:style-name="ce23" table:formula="of:=SUM([.$B20:.F20])" office:value-type="percentage" office:value="0.376953125" calcext:value-type="percentage">
            <text:p>37.7%</text:p>
          </table:table-cell>
          <table:table-cell table:style-name="ce23" table:formula="of:=SUM([.$B20:.G20])" office:value-type="percentage" office:value="0.623046875" calcext:value-type="percentage">
            <text:p>62.3%</text:p>
          </table:table-cell>
          <table:table-cell table:style-name="ce23" table:formula="of:=SUM([.$B20:.H20])" office:value-type="percentage" office:value="0.828125" calcext:value-type="percentage">
            <text:p>82.8%</text:p>
          </table:table-cell>
          <table:table-cell table:style-name="ce23" table:formula="of:=SUM([.$B20:.I20])" office:value-type="percentage" office:value="0.9453125" calcext:value-type="percentage">
            <text:p>94.5%</text:p>
          </table:table-cell>
          <table:table-cell table:style-name="ce23" table:formula="of:=SUM([.$B20:.J20])" office:value-type="percentage" office:value="0.9892578125" calcext:value-type="percentage">
            <text:p>98.9%</text:p>
          </table:table-cell>
          <table:table-cell table:style-name="ce23" table:formula="of:=SUM([.$B20:.K20])" office:value-type="percentage" office:value="0.9990234375" calcext:value-type="percentage">
            <text:p>99.9%</text:p>
          </table:table-cell>
          <table:table-cell table:style-name="ce24" table:number-columns-repeated="2"/>
          <table:table-cell office:value-type="string" calcext:value-type="string">
            <text:p>10 of 10 = 1/1024 = 99.9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22" table:formula="of:=FACT([.$A37])/(FACT([.B$26])*FACT([.$A37]-[.B$26]))*POWER(0.5;[.B$26])*POWER(0.5;([.$A37]-[.B$26]))" office:value-type="percentage" office:value="0.00048828125" calcext:value-type="percentage">
            <text:p>0.0%</text:p>
          </table:table-cell>
          <table:table-cell table:style-name="ce22" table:formula="of:=SUM([.$B21:.B21])" office:value-type="percentage" office:value="0.00048828125" calcext:value-type="percentage">
            <text:p>0.0%</text:p>
          </table:table-cell>
          <table:table-cell table:style-name="ce22" table:formula="of:=SUM([.$B21:.C21])" office:value-type="percentage" office:value="0.005859375" calcext:value-type="percentage">
            <text:p>0.6%</text:p>
          </table:table-cell>
          <table:table-cell table:style-name="ce22" table:formula="of:=SUM([.$B21:.D21])" office:value-type="percentage" office:value="0.03271484375" calcext:value-type="percentage">
            <text:p>3.3%</text:p>
          </table:table-cell>
          <table:table-cell table:style-name="ce22" table:formula="of:=SUM([.$B21:.E21])" office:value-type="percentage" office:value="0.11328125" calcext:value-type="percentage">
            <text:p>11.3%</text:p>
          </table:table-cell>
          <table:table-cell table:style-name="ce22" table:formula="of:=SUM([.$B21:.F21])" office:value-type="percentage" office:value="0.2744140625" calcext:value-type="percentage">
            <text:p>27.4%</text:p>
          </table:table-cell>
          <table:table-cell table:style-name="ce23" table:formula="of:=SUM([.$B21:.G21])" office:value-type="percentage" office:value="0.5" calcext:value-type="percentage">
            <text:p>50.0%</text:p>
          </table:table-cell>
          <table:table-cell table:style-name="ce23" table:formula="of:=SUM([.$B21:.H21])" office:value-type="percentage" office:value="0.7255859375" calcext:value-type="percentage">
            <text:p>72.6%</text:p>
          </table:table-cell>
          <table:table-cell table:style-name="ce23" table:formula="of:=SUM([.$B21:.I21])" office:value-type="percentage" office:value="0.88671875" calcext:value-type="percentage">
            <text:p>88.7%</text:p>
          </table:table-cell>
          <table:table-cell table:style-name="ce23" table:formula="of:=SUM([.$B21:.J21])" office:value-type="percentage" office:value="0.96728515625" calcext:value-type="percentage">
            <text:p>96.7%</text:p>
          </table:table-cell>
          <table:table-cell table:style-name="ce23" table:formula="of:=SUM([.$B21:.K21])" office:value-type="percentage" office:value="0.994140625" calcext:value-type="percentage">
            <text:p>99.4%</text:p>
          </table:table-cell>
          <table:table-cell table:style-name="ce23" table:formula="of:=SUM([.$B21:.L21])" office:value-type="percentage" office:value="0.99951171875" calcext:value-type="percentage">
            <text:p>100.0%</text:p>
          </table:table-cell>
          <table:table-cell table:style-name="ce24"/>
          <table:table-cell office:value-type="string" calcext:value-type="string">
            <text:p>11 of 11 = 1/2048 = 100.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22" table:formula="of:=FACT([.$A38])/(FACT([.B$26])*FACT([.$A38]-[.B$26]))*POWER(0.5;[.B$26])*POWER(0.5;([.$A38]-[.B$26]))" office:value-type="percentage" office:value="0.000244140625" calcext:value-type="percentage">
            <text:p>0.0%</text:p>
          </table:table-cell>
          <table:table-cell table:style-name="ce22" table:formula="of:=SUM([.$B22:.B22])" office:value-type="percentage" office:value="0.000244140625" calcext:value-type="percentage">
            <text:p>0.0%</text:p>
          </table:table-cell>
          <table:table-cell table:style-name="ce22" table:formula="of:=SUM([.$B22:.C22])" office:value-type="percentage" office:value="0.003173828125" calcext:value-type="percentage">
            <text:p>0.3%</text:p>
          </table:table-cell>
          <table:table-cell table:style-name="ce22" table:formula="of:=SUM([.$B22:.D22])" office:value-type="percentage" office:value="0.019287109375" calcext:value-type="percentage">
            <text:p>1.9%</text:p>
          </table:table-cell>
          <table:table-cell table:style-name="ce22" table:formula="of:=SUM([.$B22:.E22])" office:value-type="percentage" office:value="0.072998046875" calcext:value-type="percentage">
            <text:p>7.3%</text:p>
          </table:table-cell>
          <table:table-cell table:style-name="ce22" table:formula="of:=SUM([.$B22:.F22])" office:value-type="percentage" office:value="0.19384765625" calcext:value-type="percentage">
            <text:p>19.4%</text:p>
          </table:table-cell>
          <table:table-cell table:style-name="ce23" table:formula="of:=SUM([.$B22:.G22])" office:value-type="percentage" office:value="0.38720703125" calcext:value-type="percentage">
            <text:p>38.7%</text:p>
          </table:table-cell>
          <table:table-cell table:style-name="ce23" table:formula="of:=SUM([.$B22:.H22])" office:value-type="percentage" office:value="0.61279296875" calcext:value-type="percentage">
            <text:p>61.3%</text:p>
          </table:table-cell>
          <table:table-cell table:style-name="ce23" table:formula="of:=SUM([.$B22:.I22])" office:value-type="percentage" office:value="0.80615234375" calcext:value-type="percentage">
            <text:p>80.6%</text:p>
          </table:table-cell>
          <table:table-cell table:style-name="ce23" table:formula="of:=SUM([.$B22:.J22])" office:value-type="percentage" office:value="0.927001953125" calcext:value-type="percentage">
            <text:p>92.7%</text:p>
          </table:table-cell>
          <table:table-cell table:style-name="ce23" table:formula="of:=SUM([.$B22:.K22])" office:value-type="percentage" office:value="0.980712890625" calcext:value-type="percentage">
            <text:p>98.1%</text:p>
          </table:table-cell>
          <table:table-cell table:style-name="ce23" table:formula="of:=SUM([.$B22:.L22])" office:value-type="percentage" office:value="0.996826171875" calcext:value-type="percentage">
            <text:p>99.7%</text:p>
          </table:table-cell>
          <table:table-cell table:style-name="ce23" table:formula="of:=SUM([.$B22:.M22])" office:value-type="percentage" office:value="0.999755859375" calcext:value-type="percentage">
            <text:p>100.0%</text:p>
          </table:table-cell>
          <table:table-cell office:value-type="string" calcext:value-type="string">
            <text:p>12 of 12 = 1/4096 = 100.0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onclusion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 get 95% confidence you must do at least 5 trials and get them all right (96.9%)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 get 95% confidence yet miss one, you need at least 8 trials (7 of 8 = 96.5%)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 get 95% confidence yet miss two, you need at least 11 trials (9 of 11 = 96.7%).</text:p>
          </table:table-cell>
          <table:table-cell table:number-columns-repeated="14"/>
        </table:table-row>
        <calcext:conditional-formats>
          <calcext:conditional-format calcext:target-range-address="original.B27:original.N38">
            <calcext:condition calcext:apply-style-name="ptile-90" calcext:value="&gt;=0.95" calcext:base-cell-address="original.B2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3P0" style:volatile="true">
      <number:number number:decimal-places="1" loext:min-decimal-places="1" number:min-integer-digits="1" number:grouping="true"/>
      <number:text>%</number:text>
    </number:percentage-style>
    <number:percentage-style style:name="N123">
      <style:text-properties fo:color="#ff0000"/>
      <number:text>-</number:text>
      <number:number number:decimal-places="1" loext:min-decimal-places="1" number:min-integer-digits="1" number:grouping="true"/>
      <number:text>%</number:text>
      <style:map style:condition="value()&gt;=0" style:apply-style-name="N123P0"/>
    </number:percentage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9_0_2b_" style:display-name="90+" style:family="table-cell" style:parent-style-name="Default">
      <style:text-properties fo:color="#ff0000" style:font-weight-asian="normal"/>
    </style:style>
    <style:style style:name="ptile-80" style:family="table-cell" style:parent-style-name="Default">
      <style:text-properties fo:color="#ff6309"/>
    </style:style>
    <style:style style:name="ptile-90" style:family="table-cell" style:parent-style-name="Default">
      <style:text-properties fo:color="#ff0000"/>
    </style:style>
    <style:style style:name="ptile-50-less" style:family="table-cell" style:parent-style-name="Defaul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8">00/00/0000</text:date>, <text:time style:data-style-name="N2" text:time-value="15:59:35.7382785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Clements</meta:initial-creator>
    <meta:creation-date>2013-01-19T15:33:23</meta:creation-date>
    <meta:generator>LibreOffice/6.1.4.2$Linux_X86_64 LibreOffice_project/10$Build-2</meta:generator>
    <dc:date>2019-02-08T16:08:40.626052048</dc:date>
    <dc:creator>Michael Clements</dc:creator>
    <meta:editing-duration>PT1H15M25S</meta:editing-duration>
    <meta:editing-cycles>16</meta:editing-cycles>
    <meta:document-statistic meta:table-count="2" meta:cell-count="548" meta:object-count="0"/>
  </office:meta>
</office:document-meta>
</file>